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83.77mm"/>
    </style:style>
    <style:style style:name="co4" style:family="table-column">
      <style:table-column-properties fo:break-before="auto" style:column-width="64.14mm"/>
    </style:style>
    <style:style style:name="co5" style:family="table-column">
      <style:table-column-properties fo:break-before="auto" style:column-width="50.31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31.24mm"/>
    </style:style>
    <style:style style:name="co8" style:family="table-column">
      <style:table-column-properties fo:break-before="auto" style:column-width="51.42mm"/>
    </style:style>
    <style:style style:name="co9" style:family="table-column">
      <style:table-column-properties fo:break-before="auto" style:column-width="26.25mm"/>
    </style:style>
    <style:style style:name="co10" style:family="table-column">
      <style:table-column-properties fo:break-before="auto" style:column-width="33.99mm"/>
    </style:style>
    <style:style style:name="co11" style:family="table-column">
      <style:table-column-properties fo:break-before="auto" style:column-width="55.28mm"/>
    </style:style>
    <style:style style:name="co12" style:family="table-column">
      <style:table-column-properties fo:break-before="auto" style:column-width="50.59mm"/>
    </style:style>
    <style:style style:name="co13" style:family="table-column">
      <style:table-column-properties fo:break-before="auto" style:column-width="94.26mm"/>
    </style:style>
    <style:style style:name="co14" style:family="table-column">
      <style:table-column-properties fo:break-before="auto" style:column-width="32.9mm"/>
    </style:style>
    <style:style style:name="co15" style:family="table-column">
      <style:table-column-properties fo:break-before="auto" style:column-width="40.9mm"/>
    </style:style>
    <style:style style:name="co16" style:family="table-column">
      <style:table-column-properties fo:break-before="auto" style:column-width="22.33mm"/>
    </style:style>
    <style:style style:name="co17" style:family="table-column">
      <style:table-column-properties fo:break-before="auto" style:column-width="25.31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31.04mm"/>
    </style:style>
    <style:style style:name="co20" style:family="table-column">
      <style:table-column-properties fo:break-before="auto" style:column-width="28.31mm"/>
    </style:style>
    <style:style style:name="co21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e6e6ff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e6e6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fo:background-color="#e6e6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6e6f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ize="12pt" style:font-size-asian="12pt" style:font-size-complex="12pt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6pt solid #000000" fo:background-color="#e6e6ff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style:text-align-source="fix" style:repeat-content="false" fo:border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11">
      <style:table-cell-properties fo:border-bottom="none" fo:background-color="#e6e6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11">
      <style:table-cell-properties fo:border-bottom="0.06pt solid #000000" fo:background-color="#e6e6ff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11">
      <style:table-cell-properties fo:border-bottom="0.06pt solid #000000" fo:background-color="#e6e6ff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5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cOuSansRelance" table:style-name="ta1">
        <table:shapes>
          <draw:frame draw:z-index="0" draw:style-name="gr1" draw:text-style-name="P1" svg:width="294.31mm" svg:height="165.54mm" svg:x="91.32mm" svg:y="1mm">
            <loext:p draw:notify-on-update-of-ranges="avecOuSansRelance.A2:avecOuSansRelance.A11 avecOuSansRelance.B1:avecOuSansRelance.B1 avecOuSansRelance.B2:avecOuSansRelance.B11 avecOuSansRelance.A2:avecOuSansRelance.A11 avecOuSansRelance.C1:avecOuSansRelance.C1 avecOuSansRelance.C2:avecOuSansRelance.C11 avecOuSansRelance.A2:avecOuSansRelance.A11 avecOuSansRelance.D1:avecOuSansRelance.D1 avecOuSansRelance.D2:avecOuSansRelance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avec (2sec)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float" office:value="829" calcext:value-type="float">
            <text:p>82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6" calcext:value-type="float">
            <text:p>1406</text:p>
          </table:table-cell>
          <table:table-cell office:value-type="float" office:value="813" calcext:value-type="float">
            <text:p>81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4" calcext:value-type="float">
            <text:p>954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1" calcext:value-type="float">
            <text:p>1401</text:p>
          </table:table-cell>
          <table:table-cell office:value-type="float" office:value="808" calcext:value-type="float">
            <text:p>80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6" calcext:value-type="float">
            <text:p>1336</text:p>
          </table:table-cell>
          <table:table-cell office:value-type="float" office:value="838" calcext:value-type="float">
            <text:p>83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9" calcext:value-type="float">
            <text:p>1379</text:p>
          </table:table-cell>
          <table:table-cell office:value-type="float" office:value="880" calcext:value-type="float">
            <text:p>88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2" calcext:value-type="float">
            <text:p>962</text:p>
          </table:table-cell>
          <table:table-cell office:value-type="float" office:value="851" calcext:value-type="float">
            <text:p>85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5" calcext:value-type="float">
            <text:p>1435</text:p>
          </table:table-cell>
          <table:table-cell office:value-type="float" office:value="834" calcext:value-type="float">
            <text:p>83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4" calcext:value-type="float">
            <text:p>854</text:p>
          </table:table-cell>
          <table:table-cell office:value-type="float" office:value="837" calcext:value-type="float">
            <text:p>83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0" calcext:value-type="float">
            <text:p>1120</text:p>
          </table:table-cell>
          <table:table-cell office:value-type="float" office:value="835" calcext:value-type="float">
            <text:p>835</text:p>
          </table:table-cell>
          <table:table-cell office:value-type="float" office:value="787" calcext:value-type="float">
            <text:p>787</text:p>
          </table:table-cell>
        </table:table-row>
      </table:table>
      <table:table table:name="shuffling_heuristique" table:style-name="ta1">
        <table:shapes>
          <draw:frame draw:z-index="0" draw:style-name="gr1" draw:text-style-name="P1" svg:width="268.35mm" svg:height="150.94mm" svg:x="87.8mm" svg:y="74.85mm">
            <loext:p draw:notify-on-update-of-ranges="shuffling_heuristique.A2:shuffling_heuristique.A24 shuffling_heuristique.B1:shuffling_heuristique.B1 shuffling_heuristique.B2:shuffling_heuristique.B24 shuffling_heuristique.A2:shuffling_heuristique.A24 shuffling_heuristique.C1:shuffling_heuristique.C1 shuffling_heuristique.C2:shuffling_heuristique.C24 shuffling_heuristique.A2:shuffling_heuristique.A24 shuffling_heuristique.D1:shuffling_heuristique.D1 shuffling_heuristique.D2:shuffling_heuristique.D24 shuffling_heuristique.A2:shuffling_heuristique.A24 shuffling_heuristique.E1:shuffling_heuristique.E1 shuffling_heuristique.E2:shuffling_heuristique.E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s (mn)</text:p>
          </table:table-cell>
          <table:table-cell office:value-type="string" calcext:value-type="string">
            <text:p>sans shuffle</text:p>
          </table:table-cell>
          <table:table-cell office:value-type="string" calcext:value-type="string">
            <text:p>1 shuffle avant switchroute</text:p>
          </table:table-cell>
          <table:table-cell office:value-type="string" calcext:value-type="string">
            <text:p>shuffle après chaque amélioration</text:p>
          </table:table-cell>
          <table:table-cell office:value-type="string" calcext:value-type="string">
            <text:p>meilleure solution connue (OP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40001" calcext:value-type="float">
            <text:p>40001</text:p>
          </table:table-cell>
          <table:table-cell office:value-type="float" office:value="40002" calcext:value-type="float">
            <text:p>40002</text:p>
          </table:table-cell>
          <table:table-cell office:value-type="float" office:value="16211.82548" calcext:value-type="float">
            <text:p>16211,82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-([.$B$2]-[.$B$23])/20" office:value-type="float" office:value="39565" calcext:value-type="float">
            <text:p>39565</text:p>
          </table:table-cell>
          <table:table-cell table:formula="of:=[.C4]+([.C2]-[.C4])/2" office:value-type="float" office:value="34000.5" calcext:value-type="float">
            <text:p>34000,5</text:p>
          </table:table-cell>
          <table:table-cell office:value-type="float" office:value="28000" calcext:value-type="float">
            <text:p>28000</text:p>
          </table:table-cell>
          <table:table-cell office:value-type="float" office:value="16212.82548" calcext:value-type="float">
            <text:p>16212,825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]-([.$B$2]-[.$B$23])/20" office:value-type="float" office:value="39130" calcext:value-type="float">
            <text:p>39130</text:p>
          </table:table-cell>
          <table:table-cell office:value-type="float" office:value="28000" calcext:value-type="float">
            <text:p>28000</text:p>
          </table:table-cell>
          <table:table-cell table:formula="of:=([.D3]+([.D5]-[.D3])/2)" office:value-type="float" office:value="25450" calcext:value-type="float">
            <text:p>25450</text:p>
          </table:table-cell>
          <table:table-cell office:value-type="float" office:value="16213.82548" calcext:value-type="float">
            <text:p>16213,82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-([.$B$2]-[.$B$23])/20" office:value-type="float" office:value="38695" calcext:value-type="float">
            <text:p>38695</text:p>
          </table:table-cell>
          <table:table-cell office:value-type="float" office:value="25500" calcext:value-type="float">
            <text:p>25500</text:p>
          </table:table-cell>
          <table:table-cell office:value-type="float" office:value="22900" calcext:value-type="float">
            <text:p>22900</text:p>
          </table:table-cell>
          <table:table-cell office:value-type="float" office:value="16214.82548" calcext:value-type="float">
            <text:p>16214,82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5]-([.$B$2]-[.$B$23])/20" office:value-type="float" office:value="38260" calcext:value-type="float">
            <text:p>38260</text:p>
          </table:table-cell>
          <table:table-cell office:value-type="float" office:value="20800" calcext:value-type="float">
            <text:p>20800</text:p>
          </table:table-cell>
          <table:table-cell office:value-type="float" office:value="20080" calcext:value-type="float">
            <text:p>20080</text:p>
          </table:table-cell>
          <table:table-cell office:value-type="float" office:value="16215.82548" calcext:value-type="float">
            <text:p>16215,825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6]-([.$B$2]-[.$B$23])/20" office:value-type="float" office:value="37825" calcext:value-type="float">
            <text:p>37825</text:p>
          </table:table-cell>
          <table:table-cell office:value-type="float" office:value="19850" calcext:value-type="float">
            <text:p>19850</text:p>
          </table:table-cell>
          <table:table-cell office:value-type="float" office:value="19300" calcext:value-type="float">
            <text:p>19300</text:p>
          </table:table-cell>
          <table:table-cell office:value-type="float" office:value="16216.82548" calcext:value-type="float">
            <text:p>16216,825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]-([.$B$2]-[.$B$23])/20" office:value-type="float" office:value="37390" calcext:value-type="float">
            <text:p>37390</text:p>
          </table:table-cell>
          <table:table-cell office:value-type="float" office:value="19400" calcext:value-type="float">
            <text:p>19400</text:p>
          </table:table-cell>
          <table:table-cell office:value-type="float" office:value="18630" calcext:value-type="float">
            <text:p>18630</text:p>
          </table:table-cell>
          <table:table-cell office:value-type="float" office:value="16217.82548" calcext:value-type="float">
            <text:p>16217,825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8]-([.$B$2]-[.$B$23])/20" office:value-type="float" office:value="36955" calcext:value-type="float">
            <text:p>36955</text:p>
          </table:table-cell>
          <table:table-cell office:value-type="float" office:value="19046" calcext:value-type="float">
            <text:p>19046</text:p>
          </table:table-cell>
          <table:table-cell office:value-type="float" office:value="17800" calcext:value-type="float">
            <text:p>17800</text:p>
          </table:table-cell>
          <table:table-cell office:value-type="float" office:value="16218.82548" calcext:value-type="float">
            <text:p>16218,825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9]-([.$B$2]-[.$B$23])/20" office:value-type="float" office:value="36520" calcext:value-type="float">
            <text:p>36520</text:p>
          </table:table-cell>
          <table:table-cell office:value-type="float" office:value="18753" calcext:value-type="float">
            <text:p>18753</text:p>
          </table:table-cell>
          <table:table-cell office:value-type="float" office:value="17300" calcext:value-type="float">
            <text:p>17300</text:p>
          </table:table-cell>
          <table:table-cell office:value-type="float" office:value="16219.82548" calcext:value-type="float">
            <text:p>16219,825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0]-([.$B$2]-[.$B$23])/20" office:value-type="float" office:value="36085" calcext:value-type="float">
            <text:p>36085</text:p>
          </table:table-cell>
          <table:table-cell/>
          <table:table-cell office:value-type="float" office:value="17014" calcext:value-type="float">
            <text:p>17014</text:p>
          </table:table-cell>
          <table:table-cell office:value-type="float" office:value="16220.82548" calcext:value-type="float">
            <text:p>16220,825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1]-([.$B$2]-[.$B$23])/20" office:value-type="float" office:value="35650" calcext:value-type="float">
            <text:p>35650</text:p>
          </table:table-cell>
          <table:table-cell/>
          <table:table-cell office:value-type="float" office:value="16807" calcext:value-type="float">
            <text:p>16807</text:p>
          </table:table-cell>
          <table:table-cell office:value-type="float" office:value="16221.82548" calcext:value-type="float">
            <text:p>16221,825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12]-([.$B$2]-[.$B$23])/20" office:value-type="float" office:value="35215" calcext:value-type="float">
            <text:p>35215</text:p>
          </table:table-cell>
          <table:table-cell table:number-columns-repeated="2"/>
          <table:table-cell office:value-type="float" office:value="16222.82548" calcext:value-type="float">
            <text:p>16222,82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3]-([.$B$2]-[.$B$23])/20" office:value-type="float" office:value="34780" calcext:value-type="float">
            <text:p>34780</text:p>
          </table:table-cell>
          <table:table-cell table:number-columns-repeated="2"/>
          <table:table-cell office:value-type="float" office:value="16223.82548" calcext:value-type="float">
            <text:p>16223,825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4]-([.$B$2]-[.$B$23])/20" office:value-type="float" office:value="34345" calcext:value-type="float">
            <text:p>34345</text:p>
          </table:table-cell>
          <table:table-cell table:number-columns-repeated="2"/>
          <table:table-cell office:value-type="float" office:value="16224.82548" calcext:value-type="float">
            <text:p>16224,825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5]-([.$B$2]-[.$B$23])/20" office:value-type="float" office:value="33910" calcext:value-type="float">
            <text:p>33910</text:p>
          </table:table-cell>
          <table:table-cell table:number-columns-repeated="2"/>
          <table:table-cell office:value-type="float" office:value="16225.82548" calcext:value-type="float">
            <text:p>16225,825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6]-([.$B$2]-[.$B$23])/20" office:value-type="float" office:value="33475" calcext:value-type="float">
            <text:p>33475</text:p>
          </table:table-cell>
          <table:table-cell table:number-columns-repeated="2"/>
          <table:table-cell office:value-type="float" office:value="16226.82548" calcext:value-type="float">
            <text:p>16226,825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7]-([.$B$2]-[.$B$23])/20" office:value-type="float" office:value="33040" calcext:value-type="float">
            <text:p>33040</text:p>
          </table:table-cell>
          <table:table-cell table:number-columns-repeated="2"/>
          <table:table-cell office:value-type="float" office:value="16227.82548" calcext:value-type="float">
            <text:p>16227,825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8]-([.$B$2]-[.$B$23])/20" office:value-type="float" office:value="32605" calcext:value-type="float">
            <text:p>32605</text:p>
          </table:table-cell>
          <table:table-cell table:number-columns-repeated="2"/>
          <table:table-cell office:value-type="float" office:value="16228.82548" calcext:value-type="float">
            <text:p>16228,825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9]-([.$B$2]-[.$B$23])/20" office:value-type="float" office:value="32170" calcext:value-type="float">
            <text:p>32170</text:p>
          </table:table-cell>
          <table:table-cell table:number-columns-repeated="2"/>
          <table:table-cell office:value-type="float" office:value="16229.82548" calcext:value-type="float">
            <text:p>16229,825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20]-([.$B$2]-[.$B$23])/20" office:value-type="float" office:value="31735" calcext:value-type="float">
            <text:p>31735</text:p>
          </table:table-cell>
          <table:table-cell table:number-columns-repeated="2"/>
          <table:table-cell office:value-type="float" office:value="16230.82548" calcext:value-type="float">
            <text:p>16230,825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21]-([.$B$2]-[.$B$23])/20" office:value-type="float" office:value="31300" calcext:value-type="float">
            <text:p>31300</text:p>
          </table:table-cell>
          <table:table-cell table:number-columns-repeated="2"/>
          <table:table-cell office:value-type="float" office:value="16231.82548" calcext:value-type="float">
            <text:p>16231,825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1300" calcext:value-type="float">
            <text:p>31300</text:p>
          </table:table-cell>
          <table:table-cell table:number-columns-repeated="2"/>
          <table:table-cell office:value-type="float" office:value="16232.82548" calcext:value-type="float">
            <text:p>16232,82548</text:p>
          </table:table-cell>
        </table:table-row>
        <table:table-row table:style-name="ro1">
          <table:table-cell table:number-columns-repeated="4"/>
          <table:table-cell office:value-type="float" office:value="16233.82548" calcext:value-type="float">
            <text:p>16233,82548</text:p>
          </table:table-cell>
        </table:table-row>
      </table:table>
      <table:table table:name="a-n32_GAP" table:style-name="ta1">
        <table:shapes>
          <draw:frame draw:z-index="0" draw:style-name="gr1" draw:text-style-name="P1" svg:width="224.34mm" svg:height="141.31mm" svg:x="113.15mm" svg:y="1.06mm">
            <loext:p draw:notify-on-update-of-ranges="'a-n32_GAP'.A2:'a-n32_GAP'.A11 'a-n32_GAP'.B1:'a-n32_GAP'.B1 'a-n32_GAP'.B2:'a-n32_GAP'.B11 'a-n32_GAP'.A2:'a-n32_GAP'.A11 'a-n32_GAP'.C1:'a-n32_GAP'.C1 'a-n32_GAP'.C2:'a-n32_GAP'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ime (sec)</text:p>
          </table:table-cell>
          <table:table-cell office:value-type="string" calcext:value-type="string">
            <text:p>GAP_mtz</text:p>
          </table:table-cell>
          <table:table-cell office:value-type="string" calcext:value-type="string">
            <text:p>GAP_mtz_reinforc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,0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.B4]+([.B2]-[.B4])/2" office:value-type="float" office:value="73.04" calcext:value-type="float">
            <text:p>73,04</text:p>
          </table:table-cell>
          <table:table-cell office:value-type="float" office:value="56.4" calcext:value-type="float">
            <text:p>56,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.08" calcext:value-type="float">
            <text:p>46,08</text:p>
          </table:table-cell>
          <table:table-cell office:value-type="float" office:value="53.7" calcext:value-type="float">
            <text:p>53,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.66" calcext:value-type="float">
            <text:p>44,66</text:p>
          </table:table-cell>
          <table:table-cell office:value-type="float" office:value="49.77" calcext:value-type="float">
            <text:p>49,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.44" calcext:value-type="float">
            <text:p>44,44</text:p>
          </table:table-cell>
          <table:table-cell office:value-type="float" office:value="49.53" calcext:value-type="float">
            <text:p>49,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.58" calcext:value-type="float">
            <text:p>43,58</text:p>
          </table:table-cell>
          <table:table-cell office:value-type="float" office:value="49.27" calcext:value-type="float">
            <text:p>49,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.66" calcext:value-type="float">
            <text:p>42,66</text:p>
          </table:table-cell>
          <table:table-cell office:value-type="float" office:value="49.08" calcext:value-type="float">
            <text:p>49,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.4" calcext:value-type="float">
            <text:p>42,40</text:p>
          </table:table-cell>
          <table:table-cell table:formula="of:=[.C8]-([.$C$8]-[.$C$11])/3" office:value-type="float" office:value="48.9866666666667" calcext:value-type="float">
            <text:p>48,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.12" calcext:value-type="float">
            <text:p>42,12</text:p>
          </table:table-cell>
          <table:table-cell table:formula="of:=[.C9]-([.$C$8]-[.$C$11])/3" office:value-type="float" office:value="48.8933333333333" calcext:value-type="float">
            <text:p>48,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.89" calcext:value-type="float">
            <text:p>41,89</text:p>
          </table:table-cell>
          <table:table-cell office:value-type="float" office:value="48.8" calcext:value-type="float">
            <text:p>48,8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-n80_GAP" table:style-name="ta1">
        <table:shapes>
          <draw:frame draw:z-index="0" draw:style-name="gr1" draw:text-style-name="P1" svg:width="222.64mm" svg:height="149.54mm" svg:x="116.48mm" svg:y="1.06mm">
            <loext:p draw:notify-on-update-of-ranges="'a-n80_GAP'.A2:'a-n80_GAP'.A15 'a-n80_GAP'.B1:'a-n80_GAP'.B1 'a-n80_GAP'.B2:'a-n80_GAP'.B15 'a-n80_GAP'.A2:'a-n80_GAP'.A15 'a-n80_GAP'.C1:'a-n80_GAP'.C1 'a-n80_GAP'.C2:'a-n80_GAP'.C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time (sec)</text:p>
          </table:table-cell>
          <table:table-cell office:value-type="string" calcext:value-type="string">
            <text:p>GAP_mtz</text:p>
          </table:table-cell>
          <table:table-cell office:value-type="string" calcext:value-type="string">
            <text:p>GAP_mtz_reinforc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,00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00" calcext:value-type="float">
            <text:p>100,00</text:p>
          </table:table-cell>
          <table:table-cell office:value-type="float" office:value="84.89" calcext:value-type="float">
            <text:p>84,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.73" calcext:value-type="float">
            <text:p>69,73</text:p>
          </table:table-cell>
          <table:table-cell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66.1" calcext:value-type="float">
            <text:p>66,10</text:p>
          </table:table-cell>
          <table:table-cell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table:formula="of:=[.B5]-([.$B$5]-[.$B$12])/7" office:value-type="float" office:value="66.0042857142857" calcext:value-type="float">
            <text:p>66,00</text:p>
          </table:table-cell>
          <table:table-cell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32.3" calcext:value-type="float">
            <text:p>32,3</text:p>
          </table:table-cell>
          <table:table-cell table:formula="of:=[.B6]-([.$B$5]-[.$B$12])/7" office:value-type="float" office:value="65.9085714285714" calcext:value-type="float">
            <text:p>65,91</text:p>
          </table:table-cell>
          <table:table-cell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]-([.$B$5]-[.$B$12])/7" office:value-type="float" office:value="65.8128571428572" calcext:value-type="float">
            <text:p>65,81</text:p>
          </table:table-cell>
          <table:table-cell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47.4" calcext:value-type="float">
            <text:p>47,4</text:p>
          </table:table-cell>
          <table:table-cell table:formula="of:=[.B8]-([.$B$5]-[.$B$12])/7" office:value-type="float" office:value="65.7171428571429" calcext:value-type="float">
            <text:p>65,72</text:p>
          </table:table-cell>
          <table:table-cell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54.7" calcext:value-type="float">
            <text:p>54,7</text:p>
          </table:table-cell>
          <table:table-cell table:formula="of:=[.B9]-([.$B$5]-[.$B$12])/7" office:value-type="float" office:value="65.6214285714286" calcext:value-type="float">
            <text:p>65,62</text:p>
          </table:table-cell>
          <table:table-cell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62.3" calcext:value-type="float">
            <text:p>62,3</text:p>
          </table:table-cell>
          <table:table-cell table:formula="of:=[.B10]-([.$B$5]-[.$B$12])/7" office:value-type="float" office:value="65.5257142857143" calcext:value-type="float">
            <text:p>65,53</text:p>
          </table:table-cell>
          <table:table-cell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69.7" calcext:value-type="float">
            <text:p>69,7</text:p>
          </table:table-cell>
          <table:table-cell table:style-name="Default" office:value-type="float" office:value="65.43" calcext:value-type="float">
            <text:p>65,43</text:p>
          </table:table-cell>
          <table:table-cell table:style-name="Default"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float" office:value="65.43" calcext:value-type="float">
            <text:p>65,43</text:p>
          </table:table-cell>
          <table:table-cell table:style-name="Default"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65.43" calcext:value-type="float">
            <text:p>65,43</text:p>
          </table:table-cell>
          <table:table-cell table:style-name="Default"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float" office:value="65.37" calcext:value-type="float">
            <text:p>65,37</text:p>
          </table:table-cell>
          <table:table-cell table:style-name="Default" office:value-type="float" office:value="84.87" calcext:value-type="float">
            <text:p>84,87</text:p>
          </table:table-cell>
        </table:table-row>
      </table:table>
      <table:table table:name="nbLazyCutsApplied" table:style-name="ta1"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nb_noeuds</text:p>
          </table:table-cell>
          <table:table-cell office:value-type="string" calcext:value-type="string">
            <text:p>nb_lazycuts</text:p>
          </table:table-cell>
          <table:table-cell office:value-type="string" calcext:value-type="string">
            <text:p>temps pour OPT en sec</text:p>
          </table:table-cell>
        </table:table-row>
        <table:table-row table:style-name="ro1">
          <table:table-cell office:value-type="string" calcext:value-type="string">
            <text:p>32-k5</text:p>
          </table:table-cell>
          <table:table-cell office:value-type="float" office:value="1924" calcext:value-type="float">
            <text:p>1924</text:p>
          </table:table-cell>
          <table:table-cell office:value-type="float" office:value="59.55" calcext:value-type="float">
            <text:p>59,55</text:p>
          </table:table-cell>
        </table:table-row>
        <table:table-row table:style-name="ro1">
          <table:table-cell office:value-type="string" calcext:value-type="string">
            <text:p>33-k5</text:p>
          </table:table-cell>
          <table:table-cell office:value-type="float" office:value="2890" calcext:value-type="float">
            <text:p>28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34-k5</text:p>
          </table:table-cell>
          <table:table-cell office:value-type="float" office:value="5087" calcext:value-type="float">
            <text:p>508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34-k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-k5</text:p>
          </table:table-cell>
          <table:table-cell table:number-columns-repeated="2"/>
        </table:table-row>
      </table:table>
      <table:table table:name="%fromOPT" table:style-name="ta1">
        <table:table-column table:style-name="co14" table:default-cell-style-name="Default"/>
        <table:table-column table:style-name="co1" table:number-columns-repeated="9" table:default-cell-style-name="Default"/>
        <table:table-column table:style-name="co15" table:default-cell-style-name="ce1"/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b nœuds</text:p>
          </table:table-cell>
          <table:table-cell table:style-name="ce2" office:value-type="string" calcext:value-type="string">
            <text:p>nb vehicl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UB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temps(sec)</text:p>
          </table:table-cell>
          <table:table-cell office:value-type="string" calcext:value-type="string">
            <text:p>UB found</text:p>
          </table:table-cell>
          <table:table-cell/>
          <table:table-cell office:value-type="string" calcext:value-type="string">
            <text:p>% from OP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"A-n32-k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784" office:value-type="float" office:value="784" calcext:value-type="float">
            <text:p>784</text:p>
          </table:table-cell>
          <table:table-cell/>
          <table:table-cell office:value-type="string" calcext:value-type="string">
            <text:p>A-n32-k5.vrp.result</text:p>
          </table:table-cell>
          <table:table-cell office:value-type="float" office:value="18.42" calcext:value-type="float">
            <text:p>18,42</text:p>
          </table:table-cell>
          <table:table-cell office:value-type="float" office:value="787.082" calcext:value-type="float">
            <text:p>787,082</text:p>
          </table:table-cell>
          <table:table-cell/>
          <table:table-cell table:formula="of:=(([.I2]/ [.E2]))*100-100" office:value-type="float" office:value="0.393112244897949" calcext:value-type="float">
            <text:p>0,3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"A-n33-k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1" calcext:value-type="float">
            <text:p>661</text:p>
          </table:table-cell>
          <table:table-cell/>
          <table:table-cell office:value-type="string" calcext:value-type="string">
            <text:p>A-n33-k5.vrp.result</text:p>
          </table:table-cell>
          <table:table-cell office:value-type="float" office:value="119.99" calcext:value-type="float">
            <text:p>119,99</text:p>
          </table:table-cell>
          <table:table-cell office:value-type="float" office:value="662.11" calcext:value-type="float">
            <text:p>662,11</text:p>
          </table:table-cell>
          <table:table-cell/>
          <table:table-cell table:formula="of:=(([.I3]/ [.E3]))*100-100" office:value-type="float" office:value="0.16792738275339" calcext:value-type="float">
            <text:p>0,1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"A-n33-k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42" calcext:value-type="float">
            <text:p>742</text:p>
          </table:table-cell>
          <table:table-cell/>
          <table:table-cell office:value-type="string" calcext:value-type="string">
            <text:p>A-n33-k6.vrp.result</text:p>
          </table:table-cell>
          <table:table-cell office:value-type="float" office:value="118.54" calcext:value-type="float">
            <text:p>118,54</text:p>
          </table:table-cell>
          <table:table-cell office:value-type="float" office:value="801.794" calcext:value-type="float">
            <text:p>801,794</text:p>
          </table:table-cell>
          <table:table-cell/>
          <table:table-cell table:formula="of:=(([.I4]/ [.E4]))*100-100" office:value-type="float" office:value="8.05849056603773" calcext:value-type="float">
            <text:p>8,0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"A-n34-k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78" calcext:value-type="float">
            <text:p>778</text:p>
          </table:table-cell>
          <table:table-cell/>
          <table:table-cell office:value-type="string" calcext:value-type="string">
            <text:p>A-n34-k5.vrp.result</text:p>
          </table:table-cell>
          <table:table-cell office:value-type="float" office:value="119.24" calcext:value-type="float">
            <text:p>119,24</text:p>
          </table:table-cell>
          <table:table-cell office:value-type="float" office:value="800.233" calcext:value-type="float">
            <text:p>800,233</text:p>
          </table:table-cell>
          <table:table-cell/>
          <table:table-cell table:formula="of:=(([.I5]/ [.E5]))*100-100" office:value-type="float" office:value="2.8577120822622" calcext:value-type="float">
            <text:p>2,86</text:p>
          </table:table-cell>
          <table:table-cell table:number-columns-repeated="3"/>
          <table:table-cell table:style-name="ce3" office:value-type="string" calcext:value-type="string">
            <text:p>AGGREGATED DATA FOR 2 MINUTES:</text:p>
          </table:table-cell>
          <table:table-cell table:style-name="ce6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"A-n36-k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99" calcext:value-type="float">
            <text:p>799</text:p>
          </table:table-cell>
          <table:table-cell/>
          <table:table-cell office:value-type="string" calcext:value-type="string">
            <text:p>A-n36-k5.vrp.result</text:p>
          </table:table-cell>
          <table:table-cell office:value-type="float" office:value="117.98" calcext:value-type="float">
            <text:p>117,98</text:p>
          </table:table-cell>
          <table:table-cell office:value-type="float" office:value="853.687" calcext:value-type="float">
            <text:p>853,687</text:p>
          </table:table-cell>
          <table:table-cell/>
          <table:table-cell table:formula="of:=(([.I6]/ [.E6]))*100-100" office:value-type="float" office:value="6.84443053817272" calcext:value-type="float">
            <text:p>6,84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-n33-k5.vrp.result</text:p>
          </table:table-cell>
          <table:table-cell office:value-type="string" calcext:value-type="string">
            <text:p>119.99</text:p>
          </table:table-cell>
          <table:table-cell table:style-name="ce9" office:value-type="string" calcext:value-type="string">
            <text:p>662.11</text:p>
          </table:table-cell>
        </table:table-row>
        <table:table-row table:style-name="ro1">
          <table:table-cell table:style-name="ce2" office:value-type="string" calcext:value-type="string">
            <text:p>"A-n37-k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9" calcext:value-type="float">
            <text:p>669</text:p>
          </table:table-cell>
          <table:table-cell/>
          <table:table-cell office:value-type="string" calcext:value-type="string">
            <text:p>A-n37-k5.vrp.result</text:p>
          </table:table-cell>
          <table:table-cell office:value-type="float" office:value="118.34" calcext:value-type="float">
            <text:p>118,34</text:p>
          </table:table-cell>
          <table:table-cell office:value-type="float" office:value="720.581" calcext:value-type="float">
            <text:p>720,581</text:p>
          </table:table-cell>
          <table:table-cell/>
          <table:table-cell table:formula="of:=(([.I7]/ [.E7]))*100-100" office:value-type="float" office:value="7.7101644245142" calcext:value-type="float">
            <text:p>7,7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-n33-k6.vrp.result</text:p>
          </table:table-cell>
          <table:table-cell office:value-type="string" calcext:value-type="string">
            <text:p>118.54</text:p>
          </table:table-cell>
          <table:table-cell table:style-name="ce9" office:value-type="string" calcext:value-type="string">
            <text:p>801.794</text:p>
          </table:table-cell>
        </table:table-row>
        <table:table-row table:style-name="ro1">
          <table:table-cell table:style-name="ce2" office:value-type="string" calcext:value-type="string">
            <text:p>"A-n37-k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9" calcext:value-type="float">
            <text:p>949</text:p>
          </table:table-cell>
          <table:table-cell table:number-columns-repeated="9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-n34-k5.vrp.result</text:p>
          </table:table-cell>
          <table:table-cell office:value-type="string" calcext:value-type="string">
            <text:p>119.24</text:p>
          </table:table-cell>
          <table:table-cell table:style-name="ce9" office:value-type="string" calcext:value-type="string">
            <text:p>800.233</text:p>
          </table:table-cell>
        </table:table-row>
        <table:table-row table:style-name="ro1">
          <table:table-cell table:style-name="ce2" office:value-type="string" calcext:value-type="string">
            <text:p>"A-n38-k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30" calcext:value-type="float">
            <text:p>730</text:p>
          </table:table-cell>
          <table:table-cell/>
          <table:table-cell office:value-type="string" calcext:value-type="string">
            <text:p>A-n38-k5.vrp.result</text:p>
          </table:table-cell>
          <table:table-cell office:value-type="float" office:value="118.87" calcext:value-type="float">
            <text:p>118,87</text:p>
          </table:table-cell>
          <table:table-cell office:value-type="float" office:value="785.596" calcext:value-type="float">
            <text:p>785,596</text:p>
          </table:table-cell>
          <table:table-cell/>
          <table:table-cell table:formula="of:=(([.I9]/ [.E9]))*100-100" office:value-type="float" office:value="7.61589041095891" calcext:value-type="float">
            <text:p>7,62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A-n36-k5.vrp.result</text:p>
          </table:table-cell>
          <table:table-cell office:value-type="string" calcext:value-type="string">
            <text:p>117.98</text:p>
          </table:table-cell>
          <table:table-cell table:style-name="ce9" office:value-type="string" calcext:value-type="string">
            <text:p>853.687</text:p>
          </table:table-cell>
        </table:table-row>
        <table:table-row table:style-name="ro1">
          <table:table-cell table:style-name="ce2" office:value-type="string" calcext:value-type="string">
            <text:p>"A-n39-k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22" calcext:value-type="float">
            <text:p>822</text:p>
          </table:table-cell>
          <table:table-cell/>
          <table:table-cell office:value-type="string" calcext:value-type="string">
            <text:p>A-n39-k6.vrp.result</text:p>
          </table:table-cell>
          <table:table-cell office:value-type="float" office:value="116.25" calcext:value-type="float">
            <text:p>116,25</text:p>
          </table:table-cell>
          <table:table-cell office:value-type="float" office:value="976.598" calcext:value-type="float">
            <text:p>976,598</text:p>
          </table:table-cell>
          <table:table-cell/>
          <table:table-cell table:formula="of:=(([.I10]/ [.E10]))*100-100" office:value-type="float" office:value="18.8075425790754" calcext:value-type="float">
            <text:p>18,81</text:p>
          </table:table-cell>
          <table:table-cell table:number-columns-repeated="3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A-n37-k5.vrp.result</text:p>
          </table:table-cell>
          <table:table-cell office:value-type="string" calcext:value-type="string">
            <text:p>118.34</text:p>
          </table:table-cell>
          <table:table-cell table:style-name="ce9" office:value-type="string" calcext:value-type="string">
            <text:p>720.581</text:p>
          </table:table-cell>
        </table:table-row>
        <table:table-row table:style-name="ro1">
          <table:table-cell table:style-name="ce2" office:value-type="string" calcext:value-type="string">
            <text:p>"A-n39-k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1" calcext:value-type="float">
            <text:p>831</text:p>
          </table:table-cell>
          <table:table-cell table:number-columns-repeated="9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A-n38-k5.vrp.result</text:p>
          </table:table-cell>
          <table:table-cell office:value-type="string" calcext:value-type="string">
            <text:p>118.87</text:p>
          </table:table-cell>
          <table:table-cell table:style-name="ce9" office:value-type="string" calcext:value-type="string">
            <text:p>785.596</text:p>
          </table:table-cell>
        </table:table-row>
        <table:table-row table:style-name="ro1">
          <table:table-cell table:style-name="ce2" office:value-type="string" calcext:value-type="string">
            <text:p>"A-n44-k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37" calcext:value-type="float">
            <text:p>937</text:p>
          </table:table-cell>
          <table:table-cell table:number-columns-repeated="9"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-n39-k6.vrp.result</text:p>
          </table:table-cell>
          <table:table-cell office:value-type="string" calcext:value-type="string">
            <text:p>116.25</text:p>
          </table:table-cell>
          <table:table-cell table:style-name="ce9" office:value-type="string" calcext:value-type="string">
            <text:p>976.598</text:p>
          </table:table-cell>
        </table:table-row>
        <table:table-row table:style-name="ro1">
          <table:table-cell table:style-name="ce2" office:value-type="string" calcext:value-type="string">
            <text:p>"A-n45-k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4" calcext:value-type="float">
            <text:p>944</text:p>
          </table:table-cell>
          <table:table-cell table:number-columns-repeated="9"/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E-n13-k4.vrp.result</text:p>
          </table:table-cell>
          <table:table-cell office:value-type="string" calcext:value-type="string">
            <text:p>0.01</text:p>
          </table:table-cell>
          <table:table-cell table:style-name="ce9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string" calcext:value-type="string">
            <text:p>"A-n45-k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46" calcext:value-type="float">
            <text:p>1146</text:p>
          </table:table-cell>
          <table:table-cell table:number-columns-repeated="9"/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E-n22-k4.vrp.result</text:p>
          </table:table-cell>
          <table:table-cell office:value-type="string" calcext:value-type="string">
            <text:p>0.08</text:p>
          </table:table-cell>
          <table:table-cell table:style-name="ce9" office:value-type="string" calcext:value-type="string">
            <text:p>375.28</text:p>
          </table:table-cell>
        </table:table-row>
        <table:table-row table:style-name="ro1">
          <table:table-cell table:style-name="ce2" office:value-type="string" calcext:value-type="string">
            <text:p>"A-n46-k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9"/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E-n23-k3.vrp.result</text:p>
          </table:table-cell>
          <table:table-cell office:value-type="string" calcext:value-type="string">
            <text:p>0.04</text:p>
          </table:table-cell>
          <table:table-cell table:style-name="ce9" office:value-type="string" calcext:value-type="string">
            <text:p>568.562</text:p>
          </table:table-cell>
        </table:table-row>
        <table:table-row table:style-name="ro1">
          <table:table-cell table:style-name="ce2" office:value-type="string" calcext:value-type="string">
            <text:p>"A-n48-k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73" calcext:value-type="float">
            <text:p>1073</text:p>
          </table:table-cell>
          <table:table-cell table:number-columns-repeated="9"/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E-n30-k3.vrp.result</text:p>
          </table:table-cell>
          <table:table-cell office:value-type="string" calcext:value-type="string">
            <text:p>119.18</text:p>
          </table:table-cell>
          <table:table-cell table:style-name="ce9" office:value-type="string" calcext:value-type="string">
            <text:p>537.747</text:p>
          </table:table-cell>
        </table:table-row>
        <table:table-row table:style-name="ro1">
          <table:table-cell table:style-name="ce2" office:value-type="string" calcext:value-type="string">
            <text:p>"A-n53-k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0" calcext:value-type="float">
            <text:p>1010</text:p>
          </table:table-cell>
          <table:table-cell table:number-columns-repeated="9"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E-n33-k4.vrp.result</text:p>
          </table:table-cell>
          <table:table-cell office:value-type="string" calcext:value-type="string">
            <text:p>118.99</text:p>
          </table:table-cell>
          <table:table-cell table:style-name="ce9" office:value-type="string" calcext:value-type="string">
            <text:p>840.491</text:p>
          </table:table-cell>
        </table:table-row>
        <table:table-row table:style-name="ro1">
          <table:table-cell table:style-name="ce2" office:value-type="string" calcext:value-type="string">
            <text:p>"A-n54-k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67" calcext:value-type="float">
            <text:p>1167</text:p>
          </table:table-cell>
          <table:table-cell table:number-columns-repeated="9"/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F-n45-k4.vrp.result</text:p>
          </table:table-cell>
          <table:table-cell office:value-type="string" calcext:value-type="string">
            <text:p>111.58</text:p>
          </table:table-cell>
          <table:table-cell table:style-name="ce9" office:value-type="string" calcext:value-type="string">
            <text:p>732.407</text:p>
          </table:table-cell>
        </table:table-row>
        <table:table-row table:style-name="ro1">
          <table:table-cell table:style-name="ce2" office:value-type="string" calcext:value-type="string">
            <text:p>"A-n55-k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73" calcext:value-type="float">
            <text:p>1073</text:p>
          </table:table-cell>
          <table:table-cell table:number-columns-repeated="9"/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F-n72-k4.vrp.result</text:p>
          </table:table-cell>
          <table:table-cell table:style-name="ce7" office:value-type="string" calcext:value-type="string">
            <text:p>57.26</text:p>
          </table:table-cell>
          <table:table-cell table:style-name="ce10" office:value-type="string" calcext:value-type="string">
            <text:p>241.974</text:p>
          </table:table-cell>
        </table:table-row>
        <table:table-row table:style-name="ro1">
          <table:table-cell table:style-name="ce2" office:value-type="string" calcext:value-type="string">
            <text:p>"A-n60-k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54" calcext:value-type="float">
            <text:p>135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"A-n61-k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34" calcext:value-type="float">
            <text:p>103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"A-n62-k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88" calcext:value-type="float">
            <text:p>12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"A-n63-k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16" calcext:value-type="float">
            <text:p>1616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"A-n63-k1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14" calcext:value-type="float">
            <text:p>131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"A-n64-k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1" calcext:value-type="float">
            <text:p>140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"A-n65-k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74" calcext:value-type="float">
            <text:p>117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"A-n69-k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59" calcext:value-type="float">
            <text:p>115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"A-n80-k1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63" calcext:value-type="float">
            <text:p>176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-n13-k4.vrp.resul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E-n13-k4.vrp.result</text:p>
          </table:table-cell>
          <table:table-cell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-n22-k4.vrp.result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E-n22-k4.vrp.result</text:p>
          </table:table-cell>
          <table:table-cell office:value-type="float" office:value="0.08" calcext:value-type="float">
            <text:p>0,08</text:p>
          </table:table-cell>
          <table:table-cell table:style-name="ce1" office:value-type="float" office:value="375.28" calcext:value-type="float">
            <text:p>375,28</text:p>
          </table:table-cell>
          <table:table-cell/>
          <table:table-cell table:formula="of:=(([.I31]/ [.E31]))*100-100" office:value-type="float" office:value="0.0746666666666727" calcext:value-type="float">
            <text:p>0,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vrp.result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E-n23-k3.vrp.result</text:p>
          </table:table-cell>
          <table:table-cell office:value-type="float" office:value="0.04" calcext:value-type="float">
            <text:p>0,04</text:p>
          </table:table-cell>
          <table:table-cell table:style-name="ce1" office:value-type="float" office:value="568.562" calcext:value-type="float">
            <text:p>568,56</text:p>
          </table:table-cell>
          <table:table-cell/>
          <table:table-cell table:formula="of:=(([.I32]/ [.E32]))*100-100" office:value-type="float" office:value="-0.0769771528998291" calcext:value-type="float">
            <text:p>-0,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0-k3.vrp.resul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E-n30-k3.vrp.result</text:p>
          </table:table-cell>
          <table:table-cell office:value-type="float" office:value="119.18" calcext:value-type="float">
            <text:p>119,18</text:p>
          </table:table-cell>
          <table:table-cell table:style-name="ce1" office:value-type="float" office:value="537.747" calcext:value-type="float">
            <text:p>537,75</text:p>
          </table:table-cell>
          <table:table-cell/>
          <table:table-cell table:formula="of:=(([.I33]/ [.E33]))*100-100" office:value-type="float" office:value="0.701685393258416" calcext:value-type="float">
            <text:p>0,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vrp.resul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E-n33-k4.vrp.result</text:p>
          </table:table-cell>
          <table:table-cell office:value-type="float" office:value="118.99" calcext:value-type="float">
            <text:p>118,99</text:p>
          </table:table-cell>
          <table:table-cell table:style-name="ce1" office:value-type="float" office:value="840.491" calcext:value-type="float">
            <text:p>840,49</text:p>
          </table:table-cell>
          <table:table-cell/>
          <table:table-cell table:formula="of:=(([.I34]/ [.E34]))*100-100" office:value-type="float" office:value="0.657604790419157" calcext:value-type="float">
            <text:p>0,66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-n45-k4.vrp.result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F-n45-k4.vrp.result</text:p>
          </table:table-cell>
          <table:table-cell office:value-type="float" office:value="111.58" calcext:value-type="float">
            <text:p>111,58</text:p>
          </table:table-cell>
          <table:table-cell table:style-name="ce1" office:value-type="float" office:value="732.407" calcext:value-type="float">
            <text:p>732,41</text:p>
          </table:table-cell>
          <table:table-cell/>
          <table:table-cell table:formula="of:=(([.I36]/ [.E36]))*100-100" office:value-type="float" office:value="1.16118784530389" calcext:value-type="float">
            <text:p>1,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-n72-k4.vrp.result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F-n72-k4.vrp.result</text:p>
          </table:table-cell>
          <table:table-cell office:value-type="float" office:value="57.26" calcext:value-type="float">
            <text:p>57,26</text:p>
          </table:table-cell>
          <table:table-cell table:style-name="ce1" office:value-type="float" office:value="241.974" calcext:value-type="float">
            <text:p>241,97</text:p>
          </table:table-cell>
          <table:table-cell/>
          <table:table-cell table:formula="of:=(([.I37]/ [.E37]))*100-100" office:value-type="float" office:value="2.09873417721518" calcext:value-type="float">
            <text:p>2,10</text:p>
          </table:table-cell>
          <table:table-cell table:number-columns-repeated="7"/>
        </table:table-row>
        <table:table-row table:style-name="ro1" table:number-rows-repeated="104853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%fromOPT_cleaned" table:style-name="ta1">
        <table:table-column table:style-name="co16" table:default-cell-style-name="Default"/>
        <table:table-column table:style-name="co1" table:number-columns-repeated="2" table:default-cell-style-name="ce2"/>
        <table:table-column table:style-name="co17" table:default-cell-style-name="ce2"/>
        <table:table-column table:style-name="co1" table:number-columns-repeated="2" table:default-cell-style-name="ce2"/>
        <table:table-column table:style-name="co18" table:default-cell-style-name="ce2"/>
        <table:table-column table:style-name="co1" table:default-cell-style-name="ce2"/>
        <table:table-column table:style-name="co19" table:default-cell-style-name="ce2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b nœuds</text:p>
          </table:table-cell>
          <table:table-cell office:value-type="string" calcext:value-type="string">
            <text:p>nb vehicles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emps(sec)</text:p>
          </table:table-cell>
          <table:table-cell office:value-type="string" calcext:value-type="string">
            <text:p>UB found</text:p>
          </table:table-cell>
          <table:table-cell table:style-name="ce33" office:value-type="string" calcext:value-type="string">
            <text:p>% from OPT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-n32-k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784" office:value-type="float" office:value="784" calcext:value-type="float">
            <text:p>784</text:p>
          </table:table-cell>
          <table:table-cell office:value-type="string" calcext:value-type="string">
            <text:p>A-n32-k5.vrp.result</text:p>
          </table:table-cell>
          <table:table-cell office:value-type="float" office:value="18.42" calcext:value-type="float">
            <text:p>18,42</text:p>
          </table:table-cell>
          <table:table-cell office:value-type="float" office:value="787.082" calcext:value-type="float">
            <text:p>787,082</text:p>
          </table:table-cell>
          <table:table-cell table:style-name="ce33" table:formula="of:=(([.I2]/ [.F2]))*100-100" office:value-type="float" office:value="0.393112244897949" calcext:value-type="float">
            <text:p>0,39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-n33-k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A-n33-k5.vrp.result</text:p>
          </table:table-cell>
          <table:table-cell office:value-type="float" office:value="119.99" calcext:value-type="float">
            <text:p>119,99</text:p>
          </table:table-cell>
          <table:table-cell office:value-type="float" office:value="662.11" calcext:value-type="float">
            <text:p>662,11</text:p>
          </table:table-cell>
          <table:table-cell table:style-name="ce33" table:formula="of:=(([.I3]/ [.F3]))*100-100" office:value-type="float" office:value="0.16792738275339" calcext:value-type="float">
            <text:p>0,17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-n33-k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A-n33-k6.vrp.result</text:p>
          </table:table-cell>
          <table:table-cell office:value-type="float" office:value="118.54" calcext:value-type="float">
            <text:p>118,54</text:p>
          </table:table-cell>
          <table:table-cell office:value-type="float" office:value="801.794" calcext:value-type="float">
            <text:p>801,794</text:p>
          </table:table-cell>
          <table:table-cell table:style-name="ce33" table:formula="of:=(([.I4]/ [.F4]))*100-100" office:value-type="float" office:value="8.05849056603773" calcext:value-type="float">
            <text:p>8,06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-n34-k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A-n34-k5.vrp.result</text:p>
          </table:table-cell>
          <table:table-cell office:value-type="float" office:value="119.24" calcext:value-type="float">
            <text:p>119,24</text:p>
          </table:table-cell>
          <table:table-cell office:value-type="float" office:value="800.233" calcext:value-type="float">
            <text:p>800,233</text:p>
          </table:table-cell>
          <table:table-cell table:style-name="ce33" table:formula="of:=(([.I5]/ [.F5]))*100-100" office:value-type="float" office:value="2.8577120822622" calcext:value-type="float">
            <text:p>2,86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-n36-k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A-n36-k5.vrp.result</text:p>
          </table:table-cell>
          <table:table-cell office:value-type="float" office:value="117.98" calcext:value-type="float">
            <text:p>117,98</text:p>
          </table:table-cell>
          <table:table-cell office:value-type="float" office:value="853.687" calcext:value-type="float">
            <text:p>853,687</text:p>
          </table:table-cell>
          <table:table-cell table:style-name="ce33" table:formula="of:=(([.I6]/ [.F6]))*100-100" office:value-type="float" office:value="6.84443053817272" calcext:value-type="float">
            <text:p>6,84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-n37-k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A-n37-k5.vrp.result</text:p>
          </table:table-cell>
          <table:table-cell office:value-type="float" office:value="118.34" calcext:value-type="float">
            <text:p>118,34</text:p>
          </table:table-cell>
          <table:table-cell office:value-type="float" office:value="720.581" calcext:value-type="float">
            <text:p>720,581</text:p>
          </table:table-cell>
          <table:table-cell table:style-name="ce33" table:formula="of:=(([.I7]/ [.F7]))*100-100" office:value-type="float" office:value="7.7101644245142" calcext:value-type="float">
            <text:p>7,71</text:p>
          </table:table-cell>
          <table:table-cell table:style-name="ce2"/>
        </table:table-row>
        <table:table-row table:style-name="ro1">
          <table:table-cell table:number-columns-repeated="9"/>
          <table:table-cell table:style-name="ce33"/>
          <table:table-cell table:style-name="ce2"/>
        </table:table-row>
        <table:table-row table:style-name="ro1">
          <table:table-cell/>
          <table:table-cell office:value-type="string" calcext:value-type="string">
            <text:p>A-n38-k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A-n38-k5.vrp.result</text:p>
          </table:table-cell>
          <table:table-cell office:value-type="float" office:value="118.87" calcext:value-type="float">
            <text:p>118,87</text:p>
          </table:table-cell>
          <table:table-cell office:value-type="float" office:value="785.596" calcext:value-type="float">
            <text:p>785,596</text:p>
          </table:table-cell>
          <table:table-cell table:style-name="ce33" table:formula="of:=(([.I9]/ [.F9]))*100-100" office:value-type="float" office:value="7.61589041095891" calcext:value-type="float">
            <text:p>7,6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-n39-k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A-n39-k6.vrp.result</text:p>
          </table:table-cell>
          <table:table-cell office:value-type="float" office:value="116.25" calcext:value-type="float">
            <text:p>116,25</text:p>
          </table:table-cell>
          <table:table-cell office:value-type="float" office:value="976.598" calcext:value-type="float">
            <text:p>976,598</text:p>
          </table:table-cell>
          <table:table-cell table:style-name="ce33" table:formula="of:=(([.I10]/ [.F10]))*100-100" office:value-type="float" office:value="18.8075425790754" calcext:value-type="float">
            <text:p>18,81</text:p>
          </table:table-cell>
          <table:table-cell table:style-name="ce2"/>
        </table:table-row>
        <table:table-row table:style-name="ro1">
          <table:table-cell table:number-columns-repeated="9"/>
          <table:table-cell table:style-name="ce33"/>
          <table:table-cell table:style-name="ce2"/>
        </table:table-row>
        <table:table-row table:style-name="ro1">
          <table:table-cell/>
          <table:table-cell office:value-type="string" calcext:value-type="string">
            <text:p>E-n22-k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-n22-k4.vrp.result</text:p>
          </table:table-cell>
          <table:table-cell office:value-type="float" office:value="0.08" calcext:value-type="float">
            <text:p>0,08</text:p>
          </table:table-cell>
          <table:table-cell table:style-name="ce33" office:value-type="float" office:value="375.28" calcext:value-type="float">
            <text:p>375,28</text:p>
          </table:table-cell>
          <table:table-cell table:style-name="ce33" table:formula="of:=(([.I12]/ [.F12]))*100-100" office:value-type="float" office:value="0.0746666666666727" calcext:value-type="float">
            <text:p>0,07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E-n23-k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E-n23-k3.vrp.result</text:p>
          </table:table-cell>
          <table:table-cell office:value-type="float" office:value="0.04" calcext:value-type="float">
            <text:p>0,04</text:p>
          </table:table-cell>
          <table:table-cell table:style-name="ce33" office:value-type="float" office:value="568.562" calcext:value-type="float">
            <text:p>568,56</text:p>
          </table:table-cell>
          <table:table-cell table:style-name="ce33" table:formula="of:=(([.I13]/ [.F13]))*100-100" office:value-type="float" office:value="-0.0769771528998291" calcext:value-type="float">
            <text:p>-0,08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E-n30-k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-n30-k3.vrp.result</text:p>
          </table:table-cell>
          <table:table-cell office:value-type="float" office:value="119.18" calcext:value-type="float">
            <text:p>119,18</text:p>
          </table:table-cell>
          <table:table-cell table:style-name="ce33" office:value-type="float" office:value="537.747" calcext:value-type="float">
            <text:p>537,75</text:p>
          </table:table-cell>
          <table:table-cell table:style-name="ce33" table:formula="of:=(([.I14]/ [.F14]))*100-100" office:value-type="float" office:value="0.701685393258416" calcext:value-type="float">
            <text:p>0,70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E-n33-k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E-n33-k4.vrp.result</text:p>
          </table:table-cell>
          <table:table-cell office:value-type="float" office:value="118.99" calcext:value-type="float">
            <text:p>118,99</text:p>
          </table:table-cell>
          <table:table-cell table:style-name="ce33" office:value-type="float" office:value="840.491" calcext:value-type="float">
            <text:p>840,49</text:p>
          </table:table-cell>
          <table:table-cell table:style-name="ce33" table:formula="of:=(([.I15]/ [.F15]))*100-100" office:value-type="float" office:value="0.657604790419157" calcext:value-type="float">
            <text:p>0,66</text:p>
          </table:table-cell>
          <table:table-cell table:style-name="ce2"/>
        </table:table-row>
        <table:table-row table:style-name="ro1">
          <table:table-cell table:number-columns-repeated="9"/>
          <table:table-cell table:style-name="ce33"/>
          <table:table-cell table:style-name="ce2"/>
        </table:table-row>
        <table:table-row table:style-name="ro1">
          <table:table-cell/>
          <table:table-cell office:value-type="string" calcext:value-type="string">
            <text:p>F-n45-k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F-n45-k4.vrp.result</text:p>
          </table:table-cell>
          <table:table-cell office:value-type="float" office:value="111.58" calcext:value-type="float">
            <text:p>111,58</text:p>
          </table:table-cell>
          <table:table-cell table:style-name="ce33" office:value-type="float" office:value="732.407" calcext:value-type="float">
            <text:p>732,41</text:p>
          </table:table-cell>
          <table:table-cell table:style-name="ce33" table:formula="of:=(([.I17]/ [.F17]))*100-100" office:value-type="float" office:value="1.16118784530389" calcext:value-type="float">
            <text:p>1,16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F-n72-k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-n72-k4.vrp.result</text:p>
          </table:table-cell>
          <table:table-cell office:value-type="float" office:value="57.26" calcext:value-type="float">
            <text:p>57,26</text:p>
          </table:table-cell>
          <table:table-cell table:style-name="ce33" office:value-type="float" office:value="241.974" calcext:value-type="float">
            <text:p>241,97</text:p>
          </table:table-cell>
          <table:table-cell table:style-name="ce33" table:formula="of:=(([.I18]/ [.F18]))*100-100" office:value-type="float" office:value="2.09873417721518" calcext:value-type="float">
            <text:p>2,10</text:p>
          </table:table-cell>
          <table:table-cell table:style-name="ce2"/>
        </table:table-row>
        <table:table-row table:style-name="ro1">
          <table:table-cell table:number-columns-repeated="9"/>
          <table:table-cell table:style-name="ce2" table:number-columns-repeated="2"/>
        </table:table-row>
        <table:table-row table:style-name="ro1" table:number-rows-repeated="5">
          <table:table-cell/>
          <table:table-cell table:style-name="Default" table:number-columns-repeated="8"/>
          <table:table-cell table:number-columns-repeated="2"/>
        </table:table-row>
        <table:table-row table:style-name="ro2">
          <table:table-cell table:style-name="ce11"/>
          <table:table-cell table:style-name="ce16" office:value-type="string" calcext:value-type="string">
            <text:p>nom</text:p>
          </table:table-cell>
          <table:table-cell table:style-name="ce21" office:value-type="string" calcext:value-type="string">
            <text:p>nb_nodes</text:p>
          </table:table-cell>
          <table:table-cell table:style-name="ce21" office:value-type="string" calcext:value-type="string">
            <text:p>nb vehicles</text:p>
          </table:table-cell>
          <table:table-cell table:style-name="ce21" office:value-type="string" calcext:value-type="string">
            <text:p>capacity</text:p>
          </table:table-cell>
          <table:table-cell table:style-name="ce21" office:value-type="string" calcext:value-type="string">
            <text:p>UB known</text:p>
          </table:table-cell>
          <table:table-cell table:style-name="ce28" office:value-type="string" calcext:value-type="string">
            <text:p>Time (limited at 120s)</text:p>
          </table:table-cell>
          <table:table-cell table:style-name="ce21" office:value-type="string" calcext:value-type="string">
            <text:p>UB found</text:p>
          </table:table-cell>
          <table:table-cell table:style-name="ce34" office:value-type="string" calcext:value-type="string">
            <text:p>% from OPT</text:p>
          </table:table-cell>
          <table:table-cell table:number-columns-repeated="2"/>
        </table:table-row>
        <table:table-row table:style-name="ro3">
          <table:table-cell table:style-name="ce12" office:value-type="string" calcext:value-type="string">
            <text:p>classe A</text:p>
          </table:table-cell>
          <table:table-cell table:style-name="ce17" office:value-type="string" calcext:value-type="string">
            <text:p>A-n32-k5</text:p>
          </table:table-cell>
          <table:table-cell table:style-name="ce22" office:value-type="float" office:value="31" calcext:value-type="float">
            <text:p>3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formula="of:=784" office:value-type="float" office:value="784" calcext:value-type="float">
            <text:p>784</text:p>
          </table:table-cell>
          <table:table-cell table:style-name="ce25" office:value-type="float" office:value="18.42" calcext:value-type="float">
            <text:p>18,42</text:p>
          </table:table-cell>
          <table:table-cell table:style-name="ce25" office:value-type="float" office:value="784" calcext:value-type="float">
            <text:p>784</text:p>
          </table:table-cell>
          <table:table-cell table:style-name="ce35" table:formula="of:=(([.H26]/ [.F26]))*100-100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8" office:value-type="string" calcext:value-type="string">
            <text:p>A-n33-k5</text:p>
          </table:table-cell>
          <table:table-cell table:style-name="ce23" office:value-type="float" office:value="32" calcext:value-type="float">
            <text:p>3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119.99" calcext:value-type="float">
            <text:p>119,99</text:p>
          </table:table-cell>
          <table:table-cell table:style-name="ce26" office:value-type="float" office:value="661" calcext:value-type="float">
            <text:p>661</text:p>
          </table:table-cell>
          <table:table-cell table:style-name="ce36" table:formula="of:=(([.H27]/ [.F27]))*100-100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8" office:value-type="string" calcext:value-type="string">
            <text:p>A-n33-k6</text:p>
          </table:table-cell>
          <table:table-cell table:style-name="ce23" office:value-type="float" office:value="32" calcext:value-type="float">
            <text:p>3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118.54" calcext:value-type="float">
            <text:p>118,54</text:p>
          </table:table-cell>
          <table:table-cell table:style-name="ce26" office:value-type="float" office:value="801" calcext:value-type="float">
            <text:p>801</text:p>
          </table:table-cell>
          <table:table-cell table:style-name="ce36" table:formula="of:=(([.H28]/ [.F28]))*100-100" office:value-type="float" office:value="7.95148247978436" calcext:value-type="float">
            <text:p>7,95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8" office:value-type="string" calcext:value-type="string">
            <text:p>A-n34-k5</text:p>
          </table:table-cell>
          <table:table-cell table:style-name="ce23" office:value-type="float" office:value="33" calcext:value-type="float">
            <text:p>3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119.24" calcext:value-type="float">
            <text:p>119,24</text:p>
          </table:table-cell>
          <table:table-cell table:style-name="ce26" office:value-type="float" office:value="800" calcext:value-type="float">
            <text:p>800</text:p>
          </table:table-cell>
          <table:table-cell table:style-name="ce36" table:formula="of:=(([.H29]/ [.F29]))*100-100" office:value-type="float" office:value="2.82776349614396" calcext:value-type="float">
            <text:p>2,83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8" office:value-type="string" calcext:value-type="string">
            <text:p>A-n36-k5</text:p>
          </table:table-cell>
          <table:table-cell table:style-name="ce23" office:value-type="float" office:value="35" calcext:value-type="float">
            <text:p>3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117.98" calcext:value-type="float">
            <text:p>117,98</text:p>
          </table:table-cell>
          <table:table-cell table:style-name="ce26" office:value-type="float" office:value="853" calcext:value-type="float">
            <text:p>853</text:p>
          </table:table-cell>
          <table:table-cell table:style-name="ce36" table:formula="of:=(([.H30]/ [.F30]))*100-100" office:value-type="float" office:value="6.75844806007508" calcext:value-type="float">
            <text:p>6,76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8" office:value-type="string" calcext:value-type="string">
            <text:p>A-n37-k5</text:p>
          </table:table-cell>
          <table:table-cell table:style-name="ce23" office:value-type="float" office:value="36" calcext:value-type="float">
            <text:p>3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118.34" calcext:value-type="float">
            <text:p>118,34</text:p>
          </table:table-cell>
          <table:table-cell table:style-name="ce26" office:value-type="float" office:value="720" calcext:value-type="float">
            <text:p>720</text:p>
          </table:table-cell>
          <table:table-cell table:style-name="ce36" table:formula="of:=(([.H31]/ [.F31]))*100-100" office:value-type="float" office:value="7.62331838565022" calcext:value-type="float">
            <text:p>7,62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8" office:value-type="string" calcext:value-type="string">
            <text:p>A-n38-k5</text:p>
          </table:table-cell>
          <table:table-cell table:style-name="ce23" office:value-type="float" office:value="37" calcext:value-type="float">
            <text:p>3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118.87" calcext:value-type="float">
            <text:p>118,87</text:p>
          </table:table-cell>
          <table:table-cell table:style-name="ce26" office:value-type="float" office:value="785" calcext:value-type="float">
            <text:p>785</text:p>
          </table:table-cell>
          <table:table-cell table:style-name="ce36" table:formula="of:=(([.H32]/ [.F32]))*100-100" office:value-type="float" office:value="7.53424657534248" calcext:value-type="float">
            <text:p>7,53</text:p>
          </table:table-cell>
          <table:table-cell table:number-columns-repeated="2"/>
        </table:table-row>
        <table:table-row table:style-name="ro3">
          <table:table-cell table:style-name="ce14"/>
          <table:table-cell table:style-name="ce19" office:value-type="string" calcext:value-type="string">
            <text:p>A-n39-k5</text:p>
          </table:table-cell>
          <table:table-cell table:style-name="ce24" office:value-type="float" office:value="38" calcext:value-type="float">
            <text:p>3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22" calcext:value-type="float">
            <text:p>822</text:p>
          </table:table-cell>
          <table:table-cell table:style-name="ce27" office:value-type="float" office:value="116.25" calcext:value-type="float">
            <text:p>116,25</text:p>
          </table:table-cell>
          <table:table-cell table:style-name="ce27" office:value-type="float" office:value="976" calcext:value-type="float">
            <text:p>976</text:p>
          </table:table-cell>
          <table:table-cell table:style-name="ce37" table:formula="of:=(([.H33]/ [.F33]))*100-100" office:value-type="float" office:value="18.7347931873479" calcext:value-type="float">
            <text:p>18,73</text:p>
          </table:table-cell>
          <table:table-cell table:number-columns-repeated="2"/>
        </table:table-row>
        <table:table-row table:style-name="ro3">
          <table:table-cell table:style-name="ce15"/>
          <table:table-cell table:style-name="ce18"/>
          <table:table-cell table:style-name="ce23"/>
          <table:table-cell table:style-name="ce26" table:number-columns-repeated="5"/>
          <table:table-cell table:style-name="ce36"/>
          <table:table-cell table:number-columns-repeated="2"/>
        </table:table-row>
        <table:table-row table:style-name="ro3">
          <table:table-cell table:style-name="ce12" office:value-type="string" calcext:value-type="string">
            <text:p>classe E</text:p>
          </table:table-cell>
          <table:table-cell table:style-name="ce17" office:value-type="string" calcext:value-type="string">
            <text:p>E-n22-k4</text:p>
          </table:table-cell>
          <table:table-cell table:style-name="ce22" office:value-type="float" office:value="21" calcext:value-type="float">
            <text:p>2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00" calcext:value-type="float">
            <text:p>600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0.08" calcext:value-type="float">
            <text:p>0,08</text:p>
          </table:table-cell>
          <table:table-cell table:style-name="ce29" office:value-type="float" office:value="375" calcext:value-type="float">
            <text:p>375,00</text:p>
          </table:table-cell>
          <table:table-cell table:style-name="ce35" table:formula="of:=(([.H35]/ [.F35]))*100-100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8" office:value-type="string" calcext:value-type="string">
            <text:p>E-n23-k3</text:p>
          </table:table-cell>
          <table:table-cell table:style-name="ce23" office:value-type="float" office:value="22" calcext:value-type="float">
            <text:p>2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500" calcext:value-type="float">
            <text:p>4500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0.04" calcext:value-type="float">
            <text:p>0,04</text:p>
          </table:table-cell>
          <table:table-cell table:style-name="ce30" office:value-type="float" office:value="569" calcext:value-type="float">
            <text:p>569,00</text:p>
          </table:table-cell>
          <table:table-cell table:style-name="ce36" table:formula="of:=(([.H36]/ [.F36]))*100-100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18" office:value-type="string" calcext:value-type="string">
            <text:p>E-n30-k3</text:p>
          </table:table-cell>
          <table:table-cell table:style-name="ce23" office:value-type="float" office:value="29" calcext:value-type="float">
            <text:p>2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500" calcext:value-type="float">
            <text:p>4500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119.18" calcext:value-type="float">
            <text:p>119,18</text:p>
          </table:table-cell>
          <table:table-cell table:style-name="ce30" office:value-type="float" office:value="534" calcext:value-type="float">
            <text:p>534,00</text:p>
          </table:table-cell>
          <table:table-cell table:style-name="ce36" table:formula="of:=(([.H37]/ [.F37]))*100-100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14"/>
          <table:table-cell table:style-name="ce19" office:value-type="string" calcext:value-type="string">
            <text:p>E-n33-k4</text:p>
          </table:table-cell>
          <table:table-cell table:style-name="ce24" office:value-type="float" office:value="32" calcext:value-type="float">
            <text:p>3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0" calcext:value-type="float">
            <text:p>8000</text:p>
          </table:table-cell>
          <table:table-cell table:style-name="ce27" office:value-type="float" office:value="835" calcext:value-type="float">
            <text:p>835</text:p>
          </table:table-cell>
          <table:table-cell table:style-name="ce27" office:value-type="float" office:value="118.99" calcext:value-type="float">
            <text:p>118,99</text:p>
          </table:table-cell>
          <table:table-cell table:style-name="ce31" office:value-type="float" office:value="840" calcext:value-type="float">
            <text:p>840,00</text:p>
          </table:table-cell>
          <table:table-cell table:style-name="ce37" table:formula="of:=(([.H38]/ [.F38]))*100-100" office:value-type="float" office:value="0.598802395209574" calcext:value-type="float">
            <text:p>0,60</text:p>
          </table:table-cell>
          <table:table-cell table:number-columns-repeated="2"/>
        </table:table-row>
        <table:table-row table:style-name="ro3">
          <table:table-cell table:style-name="ce15"/>
          <table:table-cell table:style-name="ce18"/>
          <table:table-cell table:style-name="ce23"/>
          <table:table-cell table:style-name="ce26" table:number-columns-repeated="5"/>
          <table:table-cell table:style-name="ce36"/>
          <table:table-cell table:number-columns-repeated="2"/>
        </table:table-row>
        <table:table-row table:style-name="ro3">
          <table:table-cell table:style-name="ce12" office:value-type="string" calcext:value-type="string">
            <text:p>classe F</text:p>
          </table:table-cell>
          <table:table-cell table:style-name="ce17" office:value-type="string" calcext:value-type="string">
            <text:p>F-n45-k4</text:p>
          </table:table-cell>
          <table:table-cell table:style-name="ce22" office:value-type="float" office:value="44" calcext:value-type="float">
            <text:p>4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office:value-type="float" office:value="111.58" calcext:value-type="float">
            <text:p>111,58</text:p>
          </table:table-cell>
          <table:table-cell table:style-name="ce29" office:value-type="float" office:value="724" calcext:value-type="float">
            <text:p>724,00</text:p>
          </table:table-cell>
          <table:table-cell table:style-name="ce35" table:formula="of:=(([.H40]/ [.F40]))*100-100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14"/>
          <table:table-cell table:style-name="ce20" office:value-type="string" calcext:value-type="string">
            <text:p>F-n72-k4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0000" calcext:value-type="float">
            <text:p>30000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57.26" calcext:value-type="float">
            <text:p>57,26</text:p>
          </table:table-cell>
          <table:table-cell table:style-name="ce32" office:value-type="float" office:value="238" calcext:value-type="float">
            <text:p>238,00</text:p>
          </table:table-cell>
          <table:table-cell table:style-name="ce37" table:formula="of:=(([.H41]/ [.F41]))*100-100" office:value-type="float" office:value="0.421940928270033" calcext:value-type="float">
            <text:p>0,42</text:p>
          </table:table-cell>
          <table:table-cell table:number-columns-repeated="2"/>
        </table:table-row>
      </table:table>
      <table:table table:name="heuristiqueall" table:style-name="ta1"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21" table:default-cell-style-name="ce58"/>
        <table:table-row table:style-name="ro3">
          <table:table-cell table:style-name="ce11"/>
          <table:table-cell table:style-name="ce16" office:value-type="string" calcext:value-type="string">
            <text:p>nom</text:p>
          </table:table-cell>
          <table:table-cell table:style-name="ce21" office:value-type="string" calcext:value-type="string">
            <text:p>nb_nodes</text:p>
          </table:table-cell>
          <table:table-cell table:style-name="ce21" office:value-type="string" calcext:value-type="string">
            <text:p>nb vehicles</text:p>
          </table:table-cell>
          <table:table-cell table:style-name="ce21" office:value-type="string" calcext:value-type="string">
            <text:p>capacity</text:p>
          </table:table-cell>
          <table:table-cell table:style-name="ce21" office:value-type="string" calcext:value-type="string">
            <text:p>UB known</text:p>
          </table:table-cell>
          <table:table-cell table:style-name="ce28" office:value-type="string" calcext:value-type="string">
            <text:p>Time (sec)</text:p>
          </table:table-cell>
          <table:table-cell table:style-name="ce21" office:value-type="string" calcext:value-type="string">
            <text:p>UB found</text:p>
          </table:table-cell>
          <table:table-cell table:style-name="ce50" office:value-type="string" calcext:value-type="string">
            <text:p>% from OPT</text:p>
          </table:table-cell>
        </table:table-row>
        <table:table-row table:style-name="ro3">
          <table:table-cell table:style-name="ce12" office:value-type="string" calcext:value-type="string">
            <text:p>classe A</text:p>
          </table:table-cell>
          <table:table-cell table:style-name="ce17" office:value-type="string" calcext:value-type="string">
            <text:p>"A-n32-k5</text:p>
          </table:table-cell>
          <table:table-cell table:style-name="ce22" office:value-type="float" office:value="31" calcext:value-type="float">
            <text:p>3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formula="of:=784" office:value-type="float" office:value="784" calcext:value-type="float">
            <text:p>78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44" calcext:value-type="float">
            <text:p>844</text:p>
          </table:table-cell>
          <table:table-cell table:style-name="ce51" table:formula="of:=((([.H2]/ [.F2]))*100-100)/100" office:value-type="percentage" office:value="0.0765306122448979" calcext:value-type="percentage">
            <text:p>7,65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33-k5</text:p>
          </table:table-cell>
          <table:table-cell table:style-name="ce23" office:value-type="float" office:value="32" calcext:value-type="float">
            <text:p>3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89" calcext:value-type="float">
            <text:p>689</text:p>
          </table:table-cell>
          <table:table-cell table:style-name="ce52" table:formula="of:=((([.H3]/ [.F3]))*100-100)/100" office:value-type="percentage" office:value="0.0423600605143722" calcext:value-type="percentage">
            <text:p>4,24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33-k6</text:p>
          </table:table-cell>
          <table:table-cell table:style-name="ce23" office:value-type="float" office:value="32" calcext:value-type="float">
            <text:p>3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79" calcext:value-type="float">
            <text:p>779</text:p>
          </table:table-cell>
          <table:table-cell table:style-name="ce52" table:formula="of:=((([.H4]/ [.F4]))*100-100)/100" office:value-type="percentage" office:value="0.0498652291105121" calcext:value-type="percentage">
            <text:p>4,99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34-k5</text:p>
          </table:table-cell>
          <table:table-cell table:style-name="ce23" office:value-type="float" office:value="33" calcext:value-type="float">
            <text:p>3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87" calcext:value-type="float">
            <text:p>787</text:p>
          </table:table-cell>
          <table:table-cell table:style-name="ce52" table:formula="of:=((([.H5]/ [.F5]))*100-100)/100" office:value-type="percentage" office:value="0.0115681233933162" calcext:value-type="percentage">
            <text:p>1,16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36-k5</text:p>
          </table:table-cell>
          <table:table-cell table:style-name="ce23" office:value-type="float" office:value="35" calcext:value-type="float">
            <text:p>3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60" calcext:value-type="float">
            <text:p>860</text:p>
          </table:table-cell>
          <table:table-cell table:style-name="ce52" table:formula="of:=((([.H6]/ [.F6]))*100-100)/100" office:value-type="percentage" office:value="0.0763454317897371" calcext:value-type="percentage">
            <text:p>7,63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37-k5</text:p>
          </table:table-cell>
          <table:table-cell table:style-name="ce23" office:value-type="float" office:value="36" calcext:value-type="float">
            <text:p>3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14" calcext:value-type="float">
            <text:p>714</text:p>
          </table:table-cell>
          <table:table-cell table:style-name="ce52" table:formula="of:=((([.H7]/ [.F7]))*100-100)/100" office:value-type="percentage" office:value="0.0672645739910314" calcext:value-type="percentage">
            <text:p>6,73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37-k6</text:p>
          </table:table-cell>
          <table:table-cell table:style-name="ce23" office:value-type="float" office:value="36" calcext:value-type="float">
            <text:p>3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83" calcext:value-type="float">
            <text:p>1083</text:p>
          </table:table-cell>
          <table:table-cell table:style-name="ce52" table:formula="of:=((([.H8]/ [.F8]))*100-100)/100" office:value-type="percentage" office:value="0.141201264488936" calcext:value-type="percentage">
            <text:p>14,12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38-k5</text:p>
          </table:table-cell>
          <table:table-cell table:style-name="ce23" office:value-type="float" office:value="37" calcext:value-type="float">
            <text:p>3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30" calcext:value-type="float">
            <text:p>73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976" calcext:value-type="float">
            <text:p>976</text:p>
          </table:table-cell>
          <table:table-cell table:style-name="ce52" table:formula="of:=((([.H9]/ [.F9]))*100-100)/100" office:value-type="percentage" office:value="0.336986301369863" calcext:value-type="percentage">
            <text:p>33,70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39-k5</text:p>
          </table:table-cell>
          <table:table-cell table:style-name="ce23" office:value-type="float" office:value="38" calcext:value-type="float">
            <text:p>3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822" calcext:value-type="float">
            <text:p>82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946" calcext:value-type="float">
            <text:p>946</text:p>
          </table:table-cell>
          <table:table-cell table:style-name="ce52" table:formula="of:=((([.H10]/ [.F10]))*100-100)/100" office:value-type="percentage" office:value="0.150851581508516" calcext:value-type="percentage">
            <text:p>15,09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39-k6</text:p>
          </table:table-cell>
          <table:table-cell table:style-name="ce23" office:value-type="float" office:value="38" calcext:value-type="float">
            <text:p>3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831" calcext:value-type="float">
            <text:p>83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73" calcext:value-type="float">
            <text:p>873</text:p>
          </table:table-cell>
          <table:table-cell table:style-name="ce52" table:formula="of:=((([.H11]/ [.F11]))*100-100)/100" office:value-type="percentage" office:value="0.0505415162454874" calcext:value-type="percentage">
            <text:p>5,05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44-k6</text:p>
          </table:table-cell>
          <table:table-cell table:style-name="ce23" office:value-type="float" office:value="43" calcext:value-type="float">
            <text:p>4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937" calcext:value-type="float">
            <text:p>93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133" calcext:value-type="float">
            <text:p>1133</text:p>
          </table:table-cell>
          <table:table-cell table:style-name="ce52" table:formula="of:=((([.H12]/ [.F12]))*100-100)/100" office:value-type="percentage" office:value="0.209178228388474" calcext:value-type="percentage">
            <text:p>20,92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45-k6</text:p>
          </table:table-cell>
          <table:table-cell table:style-name="ce23" office:value-type="float" office:value="44" calcext:value-type="float">
            <text:p>4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944" calcext:value-type="float">
            <text:p>94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864" calcext:value-type="float">
            <text:p>1864</text:p>
          </table:table-cell>
          <table:table-cell table:style-name="ce52" table:formula="of:=((([.H13]/ [.F13]))*100-100)/100" office:value-type="percentage" office:value="0.974576271186441" calcext:value-type="percentage">
            <text:p>97,46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45-k7</text:p>
          </table:table-cell>
          <table:table-cell table:style-name="ce23" office:value-type="float" office:value="44" calcext:value-type="float">
            <text:p>4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146" calcext:value-type="float">
            <text:p>1146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293" calcext:value-type="float">
            <text:p>1293</text:p>
          </table:table-cell>
          <table:table-cell table:style-name="ce52" table:formula="of:=((([.H14]/ [.F14]))*100-100)/100" office:value-type="percentage" office:value="0.128272251308901" calcext:value-type="percentage">
            <text:p>12,83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46-k7</text:p>
          </table:table-cell>
          <table:table-cell table:style-name="ce23" office:value-type="float" office:value="45" calcext:value-type="float">
            <text:p>4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914" calcext:value-type="float">
            <text:p>91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036" calcext:value-type="float">
            <text:p>1036</text:p>
          </table:table-cell>
          <table:table-cell table:style-name="ce52" table:formula="of:=((([.H15]/ [.F15]))*100-100)/100" office:value-type="percentage" office:value="0.133479212253829" calcext:value-type="percentage">
            <text:p>13,35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48-k7</text:p>
          </table:table-cell>
          <table:table-cell table:style-name="ce23" office:value-type="float" office:value="47" calcext:value-type="float">
            <text:p>4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73" calcext:value-type="float">
            <text:p>107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150" calcext:value-type="float">
            <text:p>1150</text:p>
          </table:table-cell>
          <table:table-cell table:style-name="ce52" table:formula="of:=((([.H16]/ [.F16]))*100-100)/100" office:value-type="percentage" office:value="0.0717614165890028" calcext:value-type="percentage">
            <text:p>7,18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53-k7</text:p>
          </table:table-cell>
          <table:table-cell table:style-name="ce23" office:value-type="float" office:value="52" calcext:value-type="float">
            <text:p>5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10" calcext:value-type="float">
            <text:p>101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277" calcext:value-type="float">
            <text:p>1277</text:p>
          </table:table-cell>
          <table:table-cell table:style-name="ce52" table:formula="of:=((([.H17]/ [.F17]))*100-100)/100" office:value-type="percentage" office:value="0.264356435643564" calcext:value-type="percentage">
            <text:p>26,44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54-k7</text:p>
          </table:table-cell>
          <table:table-cell table:style-name="ce23" office:value-type="float" office:value="53" calcext:value-type="float">
            <text:p>5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167" calcext:value-type="float">
            <text:p>116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449" calcext:value-type="float">
            <text:p>1449</text:p>
          </table:table-cell>
          <table:table-cell table:style-name="ce52" table:formula="of:=((([.H18]/ [.F18]))*100-100)/100" office:value-type="percentage" office:value="0.241645244215938" calcext:value-type="percentage">
            <text:p>24,16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55-k9</text:p>
          </table:table-cell>
          <table:table-cell table:style-name="ce23" office:value-type="float" office:value="54" calcext:value-type="float">
            <text:p>5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73" calcext:value-type="float">
            <text:p>107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259" calcext:value-type="float">
            <text:p>1259</text:p>
          </table:table-cell>
          <table:table-cell table:style-name="ce52" table:formula="of:=((([.H19]/ [.F19]))*100-100)/100" office:value-type="percentage" office:value="0.173345759552656" calcext:value-type="percentage">
            <text:p>17,33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60-k9</text:p>
          </table:table-cell>
          <table:table-cell table:style-name="ce23" office:value-type="float" office:value="59" calcext:value-type="float">
            <text:p>5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354" calcext:value-type="float">
            <text:p>135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537" calcext:value-type="float">
            <text:p>1537</text:p>
          </table:table-cell>
          <table:table-cell table:style-name="ce52" table:formula="of:=((([.H20]/ [.F20]))*100-100)/100" office:value-type="percentage" office:value="0.135155096011817" calcext:value-type="percentage">
            <text:p>13,52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61-k9</text:p>
          </table:table-cell>
          <table:table-cell table:style-name="ce23" office:value-type="float" office:value="60" calcext:value-type="float">
            <text:p>6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34" calcext:value-type="float">
            <text:p>103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991" calcext:value-type="float">
            <text:p>1991</text:p>
          </table:table-cell>
          <table:table-cell table:style-name="ce52" table:formula="of:=((([.H21]/ [.F21]))*100-100)/100" office:value-type="percentage" office:value="0.925531914893617" calcext:value-type="percentage">
            <text:p>92,55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62-k8</text:p>
          </table:table-cell>
          <table:table-cell table:style-name="ce23" office:value-type="float" office:value="61" calcext:value-type="float">
            <text:p>6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288" calcext:value-type="float">
            <text:p>1288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468" calcext:value-type="float">
            <text:p>1468</text:p>
          </table:table-cell>
          <table:table-cell table:style-name="ce52" table:formula="of:=((([.H22]/ [.F22]))*100-100)/100" office:value-type="percentage" office:value="0.139751552795031" calcext:value-type="percentage">
            <text:p>13,98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63-k9</text:p>
          </table:table-cell>
          <table:table-cell table:style-name="ce23" office:value-type="float" office:value="62" calcext:value-type="float">
            <text:p>62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616" calcext:value-type="float">
            <text:p>1616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318" calcext:value-type="float">
            <text:p>2318</text:p>
          </table:table-cell>
          <table:table-cell table:style-name="ce52" table:formula="of:=((([.H23]/ [.F23]))*100-100)/100" office:value-type="percentage" office:value="0.434405940594059" calcext:value-type="percentage">
            <text:p>43,44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63-k10</text:p>
          </table:table-cell>
          <table:table-cell table:style-name="ce23" office:value-type="float" office:value="62" calcext:value-type="float">
            <text:p>6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314" calcext:value-type="float">
            <text:p>131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563" calcext:value-type="float">
            <text:p>1563</text:p>
          </table:table-cell>
          <table:table-cell table:style-name="ce52" table:formula="of:=((([.H24]/ [.F24]))*100-100)/100" office:value-type="percentage" office:value="0.189497716894977" calcext:value-type="percentage">
            <text:p>18,95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64-k9</text:p>
          </table:table-cell>
          <table:table-cell table:style-name="ce23" office:value-type="float" office:value="63" calcext:value-type="float">
            <text:p>6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401" calcext:value-type="float">
            <text:p>14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633" calcext:value-type="float">
            <text:p>1633</text:p>
          </table:table-cell>
          <table:table-cell table:style-name="ce52" table:formula="of:=((([.H25]/ [.F25]))*100-100)/100" office:value-type="percentage" office:value="0.165596002855104" calcext:value-type="percentage">
            <text:p>16,56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65-k9</text:p>
          </table:table-cell>
          <table:table-cell table:style-name="ce23" office:value-type="float" office:value="64" calcext:value-type="float">
            <text:p>6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174" calcext:value-type="float">
            <text:p>117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116" calcext:value-type="float">
            <text:p>2116</text:p>
          </table:table-cell>
          <table:table-cell table:style-name="ce52" table:formula="of:=((([.H26]/ [.F26]))*100-100)/100" office:value-type="percentage" office:value="0.802385008517888" calcext:value-type="percentage">
            <text:p>80,24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69-k9</text:p>
          </table:table-cell>
          <table:table-cell table:style-name="ce23" office:value-type="float" office:value="68" calcext:value-type="float">
            <text:p>6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159" calcext:value-type="float">
            <text:p>1159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410" calcext:value-type="float">
            <text:p>1410</text:p>
          </table:table-cell>
          <table:table-cell table:style-name="ce52" table:formula="of:=((([.H27]/ [.F27]))*100-100)/100" office:value-type="percentage" office:value="0.216566005176876" calcext:value-type="percentage">
            <text:p>21,66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"A-n80-k10</text:p>
          </table:table-cell>
          <table:table-cell table:style-name="ce23" office:value-type="float" office:value="79" calcext:value-type="float">
            <text:p>7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763" calcext:value-type="float">
            <text:p>176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107" calcext:value-type="float">
            <text:p>2107</text:p>
          </table:table-cell>
          <table:table-cell table:style-name="ce52" table:formula="of:=((([.H28]/ [.F28]))*100-100)/100" office:value-type="percentage" office:value="0.195121951219512" calcext:value-type="percentage">
            <text:p>19,51 %</text:p>
          </table:table-cell>
        </table:table-row>
        <table:table-row table:style-name="ro3">
          <table:table-cell table:style-name="ce38" office:value-type="string" calcext:value-type="string">
            <text:p>moyenne</text:p>
          </table:table-cell>
          <table:table-cell table:style-name="ce41"/>
          <table:table-cell table:style-name="ce43"/>
          <table:table-cell table:style-name="ce46" table:number-columns-repeated="5"/>
          <table:table-cell table:style-name="ce53" table:formula="of:=AVERAGE([.I2:.I28])" office:value-type="percentage" office:value="0.23719039639831" calcext:value-type="percentage">
            <text:p>23,72 %</text:p>
          </table:table-cell>
        </table:table-row>
        <table:table-row table:style-name="ro3">
          <table:table-cell table:style-name="ce39"/>
          <table:table-cell table:style-name="ce18"/>
          <table:table-cell table:style-name="ce23"/>
          <table:table-cell table:style-name="ce26" table:number-columns-repeated="5"/>
          <table:table-cell table:style-name="ce54"/>
        </table:table-row>
        <table:table-row table:style-name="ro3">
          <table:table-cell table:style-name="ce12" office:value-type="string" calcext:value-type="string">
            <text:p>classe E</text:p>
          </table:table-cell>
          <table:table-cell table:style-name="ce17" office:value-type="string" calcext:value-type="string">
            <text:p>E-n22-k4</text:p>
          </table:table-cell>
          <table:table-cell table:style-name="ce22" office:value-type="float" office:value="21" calcext:value-type="float">
            <text:p>2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00" calcext:value-type="float">
            <text:p>600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417" calcext:value-type="float">
            <text:p>417,00</text:p>
          </table:table-cell>
          <table:table-cell table:style-name="ce51" table:formula="of:=((([.H31]/ [.F31]))*100-100)/100" office:value-type="percentage" office:value="0.112" calcext:value-type="percentage">
            <text:p>11,20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E-n23-k3</text:p>
          </table:table-cell>
          <table:table-cell table:style-name="ce23" office:value-type="float" office:value="22" calcext:value-type="float">
            <text:p>2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500" calcext:value-type="float">
            <text:p>4500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float" office:value="615" calcext:value-type="float">
            <text:p>615,00</text:p>
          </table:table-cell>
          <table:table-cell table:style-name="ce52" table:formula="of:=((([.H32]/ [.F32]))*100-100)/100" office:value-type="percentage" office:value="0.0808435852372584" calcext:value-type="percentage">
            <text:p>8,08 %</text:p>
          </table:table-cell>
        </table:table-row>
        <table:table-row table:style-name="ro3">
          <table:table-cell table:style-name="ce13"/>
          <table:table-cell table:style-name="ce18" office:value-type="string" calcext:value-type="string">
            <text:p>E-n30-k3</text:p>
          </table:table-cell>
          <table:table-cell table:style-name="ce23" office:value-type="float" office:value="29" calcext:value-type="float">
            <text:p>2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500" calcext:value-type="float">
            <text:p>4500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float" office:value="545" calcext:value-type="float">
            <text:p>545,00</text:p>
          </table:table-cell>
          <table:table-cell table:style-name="ce52" table:formula="of:=((([.H33]/ [.F33]))*100-100)/100" office:value-type="percentage" office:value="0.0205992509363296" calcext:value-type="percentage">
            <text:p>2,06 %</text:p>
          </table:table-cell>
        </table:table-row>
        <table:table-row table:style-name="ro3">
          <table:table-cell table:style-name="ce14"/>
          <table:table-cell table:style-name="ce19" office:value-type="string" calcext:value-type="string">
            <text:p>E-n33-k4</text:p>
          </table:table-cell>
          <table:table-cell table:style-name="ce24" office:value-type="float" office:value="32" calcext:value-type="float">
            <text:p>3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0" calcext:value-type="float">
            <text:p>8000</text:p>
          </table:table-cell>
          <table:table-cell table:style-name="ce27" office:value-type="float" office:value="835" calcext:value-type="float">
            <text:p>835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59" calcext:value-type="float">
            <text:p>859,00</text:p>
          </table:table-cell>
          <table:table-cell table:style-name="ce55" table:formula="of:=((([.H34]/ [.F34]))*100-100)/100" office:value-type="percentage" office:value="0.02874251497006" calcext:value-type="percentage">
            <text:p>2,87 %</text:p>
          </table:table-cell>
        </table:table-row>
        <table:table-row table:style-name="ro3">
          <table:table-cell table:style-name="ce38" office:value-type="string" calcext:value-type="string">
            <text:p>moyenne</text:p>
          </table:table-cell>
          <table:table-cell table:style-name="ce41"/>
          <table:table-cell table:style-name="ce43"/>
          <table:table-cell table:style-name="ce46" table:number-columns-repeated="5"/>
          <table:table-cell table:style-name="ce53" table:formula="of:=AVERAGE([.I31:.I34])" office:value-type="percentage" office:value="0.060546337785912" calcext:value-type="percentage">
            <text:p>6,05 %</text:p>
          </table:table-cell>
        </table:table-row>
        <table:table-row table:style-name="ro3">
          <table:table-cell table:style-name="ce39"/>
          <table:table-cell table:style-name="ce18"/>
          <table:table-cell table:style-name="ce23"/>
          <table:table-cell table:style-name="ce26" table:number-columns-repeated="5"/>
          <table:table-cell table:style-name="ce54"/>
        </table:table-row>
        <table:table-row table:style-name="ro3">
          <table:table-cell table:style-name="ce12" office:value-type="string" calcext:value-type="string">
            <text:p>classe F</text:p>
          </table:table-cell>
          <table:table-cell table:style-name="ce17" office:value-type="string" calcext:value-type="string">
            <text:p>F-n45-k4</text:p>
          </table:table-cell>
          <table:table-cell table:style-name="ce22" office:value-type="float" office:value="44" calcext:value-type="float">
            <text:p>4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855" calcext:value-type="float">
            <text:p>855,00</text:p>
          </table:table-cell>
          <table:table-cell table:style-name="ce51" table:formula="of:=((([.H37]/ [.F37]))*100-100)/100" office:value-type="percentage" office:value="0.180939226519337" calcext:value-type="percentage">
            <text:p>18,09 %</text:p>
          </table:table-cell>
        </table:table-row>
        <table:table-row table:style-name="ro3">
          <table:table-cell table:style-name="ce13"/>
          <table:table-cell table:style-name="ce42" office:value-type="string" calcext:value-type="string">
            <text:p>F-n72-k4</text:p>
          </table:table-cell>
          <table:table-cell table:style-name="ce44" office:value-type="float" office:value="71" calcext:value-type="float">
            <text:p>7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0000" calcext:value-type="float">
            <text:p>30000</text:p>
          </table:table-cell>
          <table:table-cell table:style-name="ce47" office:value-type="float" office:value="237" calcext:value-type="float">
            <text:p>237</text:p>
          </table:table-cell>
          <table:table-cell table:style-name="ce47" office:value-type="float" office:value="2" calcext:value-type="float">
            <text:p>2</text:p>
          </table:table-cell>
          <table:table-cell table:style-name="ce49" office:value-type="float" office:value="301" calcext:value-type="float">
            <text:p>301,00</text:p>
          </table:table-cell>
          <table:table-cell table:style-name="ce52" table:formula="of:=((([.H38]/ [.F38]))*100-100)/100" office:value-type="percentage" office:value="0.270042194092827" calcext:value-type="percentage">
            <text:p>27,00 %</text:p>
          </table:table-cell>
        </table:table-row>
        <table:table-row table:style-name="ro3">
          <table:table-cell table:style-name="ce40" office:value-type="string" calcext:value-type="string">
            <text:p>moyenne</text:p>
          </table:table-cell>
          <table:table-cell table:style-name="ce38"/>
          <table:table-cell table:style-name="ce45" table:number-columns-repeated="6"/>
          <table:table-cell table:style-name="ce56" table:formula="of:=AVERAGE([.I37:.I38])" office:value-type="percentage" office:value="0.225490710306082" calcext:value-type="percentage">
            <text:p>22,55 %</text:p>
          </table:table-cell>
        </table:table-row>
        <table:table-row table:style-name="ro1">
          <table:table-cell/>
          <table:table-cell table:style-name="ce4"/>
          <table:table-cell table:number-columns-repeated="6"/>
          <table:table-cell table:style-name="ce57"/>
        </table:table-row>
        <table:table-row table:style-name="ro3">
          <table:table-cell table:style-name="ce12" office:value-type="string" calcext:value-type="string">
            <text:p>Classe Li</text:p>
          </table:table-cell>
          <table:table-cell table:style-name="ce17" office:value-type="string" calcext:value-type="string">
            <text:p>LI-21</text:p>
          </table:table-cell>
          <table:table-cell table:style-name="ce22" office:value-type="float" office:value="560" calcext:value-type="float">
            <text:p>56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00" calcext:value-type="float">
            <text:p>1200</text:p>
          </table:table-cell>
          <table:table-cell table:style-name="ce25" office:value-type="float" office:value="16212" calcext:value-type="float">
            <text:p>16212</text:p>
          </table:table-cell>
          <table:table-cell table:style-name="ce25" office:value-type="string" calcext:value-type="string">
            <text:p>20min</text:p>
          </table:table-cell>
          <table:table-cell table:style-name="ce11" office:value-type="float" office:value="20080" calcext:value-type="float">
            <text:p>20080</text:p>
          </table:table-cell>
          <table:table-cell table:style-name="ce51" table:formula="of:=((([.H41]/ [.F41]))*100-100)/100" office:value-type="percentage" office:value="0.238588699728596" calcext:value-type="percentage">
            <text:p>23,86 %</text:p>
          </table:table-cell>
        </table:table-row>
        <table:table-row table:style-name="ro3">
          <table:table-cell table:style-name="ce12"/>
          <table:table-cell table:style-name="ce17" office:value-type="string" calcext:value-type="string">
            <text:p>LI-21</text:p>
          </table:table-cell>
          <table:table-cell table:style-name="ce22" office:value-type="float" office:value="560" calcext:value-type="float">
            <text:p>56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00" calcext:value-type="float">
            <text:p>1200</text:p>
          </table:table-cell>
          <table:table-cell table:style-name="ce25" office:value-type="float" office:value="16212" calcext:value-type="float">
            <text:p>16212</text:p>
          </table:table-cell>
          <table:table-cell table:style-name="ce25" office:value-type="string" calcext:value-type="string">
            <text:p>80min</text:p>
          </table:table-cell>
          <table:table-cell table:style-name="ce11" office:value-type="float" office:value="16807" calcext:value-type="float">
            <text:p>16807</text:p>
          </table:table-cell>
          <table:table-cell table:style-name="ce51" table:formula="of:=((([.H42]/ [.F42]))*100-100)/100" office:value-type="percentage" office:value="0.0367012089810017" calcext:value-type="percentage">
            <text:p>3,67 %</text:p>
          </table:table-cell>
        </table:table-row>
        <table:table-row table:style-name="ro3">
          <table:table-cell table:style-name="ce40" office:value-type="string" calcext:value-type="string">
            <text:p>moyenne</text:p>
          </table:table-cell>
          <table:table-cell table:style-name="ce38"/>
          <table:table-cell table:style-name="ce45" table:number-columns-repeated="6"/>
          <table:table-cell table:style-name="ce56" table:formula="of:=AVERAGE([.I41:.I41])" office:value-type="percentage" office:value="0.238588699728596" calcext:value-type="percentage">
            <text:p>23,86 %</text:p>
          </table:table-cell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6" table:target-range-address="'%fromOPT_cleaned'.B24:'%fromOPT_cleaned'.J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 style:data-style-name="N2" text:time-value="18:16:14.770345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2:35:38.985110547</meta:creation-date>
    <dc:date>2019-01-25T19:26:23.636165693</dc:date>
    <meta:editing-duration>PT2H32M21S</meta:editing-duration>
    <meta:editing-cycles>30</meta:editing-cycles>
    <meta:generator>LibreOffice/5.2.7.2$Linux_X86_64 LibreOffice_project/20m0$Build-2</meta:generator>
    <meta:document-statistic meta:table-count="8" meta:cell-count="1081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arial" style:font-style-name="Normal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13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10000" chart:maximum="45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836cm" svg:height="15.095cm" xlink:href=".." xlink:type="simple" chart:class="chart:scatter" chart:style-name="ch1">
        <chart:title svg:x="5.087cm" svg:y="0.437cm" chart:style-name="ch2">
          <text:p>influence du shuffle sur une grande instance (Li_21, 560 noeuds)</text:p>
        </chart:title>
        <chart:legend svg:x="17.952cm" svg:y="1.992cm" style:legend-expansion="custom" chartooo:width="7.686cm" chartooo:height="2.519cm" style:legend-expansion-aspect-ratio="3.05121079793569" chart:style-name="ch3"/>
        <chart:plot-area chart:style-name="ch4" table:cell-range-address="shuffling_heuristique.A2:shuffling_heuristique.E24 shuffling_heuristique.B1:shuffling_heuristique.E1" chart:data-source-has-labels="row" svg:x="1.691cm" svg:y="1.685cm" svg:width="24.609cm" svg:height="11.984cm">
          <chartooo:coordinate-region svg:x="2.868cm" svg:y="1.884cm" svg:width="23.152cm" svg:height="11.138cm"/>
          <chart:axis chart:dimension="x" chart:name="primary-x" chart:style-name="ch5">
            <chart:title svg:x="12.265cm" svg:y="13.97cm" chart:style-name="ch6">
              <text:p>temps en minutes</text:p>
            </chart:title>
          </chart:axis>
          <chart:axis chart:dimension="y" chart:name="primary-y" chart:style-name="ch7">
            <chart:title svg:x="0.451cm" svg:y="8.058cm" chart:style-name="ch8">
              <text:p>UB</text:p>
            </chart:title>
            <chart:grid chart:style-name="ch9" chart:class="major"/>
          </chart:axis>
          <chart:series chart:style-name="ch10" chart:values-cell-range-address="shuffling_heuristique.B2:shuffling_heuristique.B24" chart:label-cell-address="shuffling_heuristique.B1:shuffling_heuristique.B1" chart:class="chart:scatter">
            <chart:domain table:cell-range-address="shuffling_heuristique.A2:shuffling_heuristique.A24"/>
            <chart:data-point chart:repeated="23"/>
          </chart:series>
          <chart:series chart:style-name="ch11" chart:values-cell-range-address="shuffling_heuristique.C2:shuffling_heuristique.C24" chart:label-cell-address="shuffling_heuristique.C1:shuffling_heuristique.C1" chart:class="chart:scatter">
            <chart:data-point chart:repeated="23"/>
          </chart:series>
          <chart:series chart:style-name="ch12" chart:values-cell-range-address="shuffling_heuristique.D2:shuffling_heuristique.D24" chart:label-cell-address="shuffling_heuristique.D1:shuffling_heuristique.D1" chart:class="chart:scatter">
            <chart:data-point chart:repeated="23"/>
          </chart:series>
          <chart:series chart:style-name="ch13" chart:values-cell-range-address="shuffling_heuristique.E2:shuffling_heuristique.E24" chart:label-cell-address="shuffling_heuristique.E1:shuffling_heuristique.E1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ans shuffle</text:p>
                <draw:g>
                  <svg:desc>shuffling_heuristique.B1:shuffling_heuristique.B1</svg:desc>
                </draw:g>
              </table:table-cell>
              <table:table-cell office:value-type="string">
                <text:p>1 shuffle avant switchroute</text:p>
                <draw:g>
                  <svg:desc>shuffling_heuristique.C1:shuffling_heuristique.C1</svg:desc>
                </draw:g>
              </table:table-cell>
              <table:table-cell office:value-type="string">
                <text:p>shuffle après chaque amélioration</text:p>
                <draw:g>
                  <svg:desc>shuffling_heuristique.D1:shuffling_heuristique.D1</svg:desc>
                </draw:g>
              </table:table-cell>
              <table:table-cell office:value-type="string">
                <text:p>meilleure solution connue (OPT)</text:p>
                <draw:g>
                  <svg:desc>shuffling_heuristique.E1:shuffling_heuristiqu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uffling_heuristique.A2:shuffling_heuristique.A24</svg:desc>
                </draw:g>
              </table:table-cell>
              <table:table-cell office:value-type="float" office:value="40000">
                <text:p>40000</text:p>
                <draw:g>
                  <svg:desc>shuffling_heuristique.B2:shuffling_heuristique.B24</svg:desc>
                </draw:g>
              </table:table-cell>
              <table:table-cell office:value-type="float" office:value="40001">
                <text:p>40001</text:p>
                <draw:g>
                  <svg:desc>shuffling_heuristique.C2:shuffling_heuristique.C24</svg:desc>
                </draw:g>
              </table:table-cell>
              <table:table-cell office:value-type="float" office:value="40002">
                <text:p>40002</text:p>
                <draw:g>
                  <svg:desc>shuffling_heuristique.D2:shuffling_heuristique.D24</svg:desc>
                </draw:g>
              </table:table-cell>
              <table:table-cell office:value-type="float" office:value="16211.82548">
                <text:p>16211.82548</text:p>
                <draw:g>
                  <svg:desc>shuffling_heuristique.E2:shuffling_heuristique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9565">
                <text:p>39565</text:p>
              </table:table-cell>
              <table:table-cell office:value-type="float" office:value="34000.5">
                <text:p>34000.5</text:p>
              </table:table-cell>
              <table:table-cell office:value-type="float" office:value="28000">
                <text:p>28000</text:p>
              </table:table-cell>
              <table:table-cell office:value-type="float" office:value="16212.82548">
                <text:p>16212.82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9130">
                <text:p>39130</text:p>
              </table:table-cell>
              <table:table-cell office:value-type="float" office:value="28000">
                <text:p>28000</text:p>
              </table:table-cell>
              <table:table-cell office:value-type="float" office:value="25450">
                <text:p>25450</text:p>
              </table:table-cell>
              <table:table-cell office:value-type="float" office:value="16213.82548">
                <text:p>16213.82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8695">
                <text:p>38695</text:p>
              </table:table-cell>
              <table:table-cell office:value-type="float" office:value="25500">
                <text:p>25500</text:p>
              </table:table-cell>
              <table:table-cell office:value-type="float" office:value="22900">
                <text:p>22900</text:p>
              </table:table-cell>
              <table:table-cell office:value-type="float" office:value="16214.82548">
                <text:p>16214.82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8260">
                <text:p>38260</text:p>
              </table:table-cell>
              <table:table-cell office:value-type="float" office:value="20800">
                <text:p>20800</text:p>
              </table:table-cell>
              <table:table-cell office:value-type="float" office:value="20080">
                <text:p>20080</text:p>
              </table:table-cell>
              <table:table-cell office:value-type="float" office:value="16215.82548">
                <text:p>16215.82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7825">
                <text:p>37825</text:p>
              </table:table-cell>
              <table:table-cell office:value-type="float" office:value="19850">
                <text:p>19850</text:p>
              </table:table-cell>
              <table:table-cell office:value-type="float" office:value="19300">
                <text:p>19300</text:p>
              </table:table-cell>
              <table:table-cell office:value-type="float" office:value="16216.82548">
                <text:p>16216.82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37390">
                <text:p>37390</text:p>
              </table:table-cell>
              <table:table-cell office:value-type="float" office:value="19400">
                <text:p>19400</text:p>
              </table:table-cell>
              <table:table-cell office:value-type="float" office:value="18630">
                <text:p>18630</text:p>
              </table:table-cell>
              <table:table-cell office:value-type="float" office:value="16217.82548">
                <text:p>16217.82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955">
                <text:p>36955</text:p>
              </table:table-cell>
              <table:table-cell office:value-type="float" office:value="19046">
                <text:p>19046</text:p>
              </table:table-cell>
              <table:table-cell office:value-type="float" office:value="17800">
                <text:p>17800</text:p>
              </table:table-cell>
              <table:table-cell office:value-type="float" office:value="16218.82548">
                <text:p>16218.82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6520">
                <text:p>36520</text:p>
              </table:table-cell>
              <table:table-cell office:value-type="float" office:value="18753">
                <text:p>18753</text:p>
              </table:table-cell>
              <table:table-cell office:value-type="float" office:value="17300">
                <text:p>17300</text:p>
              </table:table-cell>
              <table:table-cell office:value-type="float" office:value="16219.82548">
                <text:p>16219.82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6085">
                <text:p>36085</text:p>
              </table:table-cell>
              <table:table-cell office:value-type="float" office:value="NaN">
                <text:p>NaN</text:p>
              </table:table-cell>
              <table:table-cell office:value-type="float" office:value="17014">
                <text:p>17014</text:p>
              </table:table-cell>
              <table:table-cell office:value-type="float" office:value="16220.82548">
                <text:p>16220.82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5650">
                <text:p>35650</text:p>
              </table:table-cell>
              <table:table-cell office:value-type="float" office:value="NaN">
                <text:p>NaN</text:p>
              </table:table-cell>
              <table:table-cell office:value-type="float" office:value="16807">
                <text:p>16807</text:p>
              </table:table-cell>
              <table:table-cell office:value-type="float" office:value="16221.82548">
                <text:p>16221.82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35215">
                <text:p>3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2.82548">
                <text:p>16222.82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34780">
                <text:p>3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3.82548">
                <text:p>16223.82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34345">
                <text:p>3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4.82548">
                <text:p>16224.82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33910">
                <text:p>3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5.82548">
                <text:p>16225.82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33475">
                <text:p>3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6.82548">
                <text:p>16226.82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33040">
                <text:p>33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7.82548">
                <text:p>16227.82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32605">
                <text:p>3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8.82548">
                <text:p>16228.82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32170">
                <text:p>3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9.82548">
                <text:p>16229.82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31735">
                <text:p>3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0.82548">
                <text:p>16230.82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31300">
                <text:p>3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1.82548">
                <text:p>16231.82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31300">
                <text:p>3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2.82548">
                <text:p>16232.82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3.82548">
                <text:p>16233.82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inimum="30" chart:maximum="1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35cm" svg:height="14.132cm" xlink:href=".." xlink:type="simple" chart:class="chart:scatter" chart:style-name="ch1">
        <chart:title svg:x="2.266cm" svg:y="0.417cm" chart:style-name="ch2">
          <text:p>comparaison MTZ et MTZ avec usercut coupemin sur A-n32-k5</text:p>
        </chart:title>
        <chart:legend svg:x="14.685cm" svg:y="6.068cm" style:legend-expansion="custom" chartooo:width="5.97cm" chartooo:height="1.414cm" style:legend-expansion-aspect-ratio="4.22206506364922" chart:style-name="ch3"/>
        <chart:plot-area chart:style-name="ch4" table:cell-range-address="'a-n32_GAP'.A2:'a-n32_GAP'.C11 'a-n32_GAP'.B1:'a-n32_GAP'.C1" chart:data-source-has-labels="row" svg:x="1.581cm" svg:y="1.796cm" svg:width="20.406cm" svg:height="10.929cm">
          <chartooo:coordinate-region svg:x="2.679cm" svg:y="1.995cm" svg:width="18.843cm" svg:height="10.083cm"/>
          <chart:axis chart:dimension="x" chart:name="primary-x" chart:style-name="ch5">
            <chart:title svg:x="10.464cm" svg:y="13.007cm" chart:style-name="ch6">
              <text:p>temps en sec</text:p>
            </chart:title>
          </chart:axis>
          <chart:axis chart:dimension="y" chart:name="primary-y" chart:style-name="ch7">
            <chart:title svg:x="0.451cm" svg:y="7.754cm" chart:style-name="ch8">
              <text:p>GAP</text:p>
            </chart:title>
            <chart:grid chart:style-name="ch9" chart:class="major"/>
          </chart:axis>
          <chart:series chart:style-name="ch10" chart:values-cell-range-address="'a-n32_GAP'.B2:'a-n32_GAP'.B11" chart:label-cell-address="'a-n32_GAP'.B1:'a-n32_GAP'.B1" chart:class="chart:scatter">
            <chart:domain table:cell-range-address="'a-n32_GAP'.A2:'a-n32_GAP'.A11"/>
            <chart:data-point chart:repeated="10"/>
          </chart:series>
          <chart:series chart:style-name="ch11" chart:values-cell-range-address="'a-n32_GAP'.C2:'a-n32_GAP'.C11" chart:label-cell-address="'a-n32_GAP'.C1:'a-n32_GAP'.C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AP_mtz</text:p>
                <draw:g>
                  <svg:desc>'a-n32_GAP'.B1:'a-n32_GAP'.B1</svg:desc>
                </draw:g>
              </table:table-cell>
              <table:table-cell office:value-type="string">
                <text:p>GAP_mtz_reinforced</text:p>
                <draw:g>
                  <svg:desc>'a-n32_GAP'.C1:'a-n32_GAP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-n32_GAP'.A2:'a-n32_GAP'.A11</svg:desc>
                </draw:g>
              </table:table-cell>
              <table:table-cell office:value-type="float" office:value="100">
                <text:p>100</text:p>
                <draw:g>
                  <svg:desc>'a-n32_GAP'.B2:'a-n32_GAP'.B11</svg:desc>
                </draw:g>
              </table:table-cell>
              <table:table-cell office:value-type="float" office:value="100">
                <text:p>100</text:p>
                <draw:g>
                  <svg:desc>'a-n32_GAP'.C2:'a-n32_GAP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3.04">
                <text:p>73.04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6.08">
                <text:p>46.08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44.66">
                <text:p>44.6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4.44">
                <text:p>44.44</text:p>
              </table:table-cell>
              <table:table-cell office:value-type="float" office:value="49.53">
                <text:p>49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">
                <text:p>67</text:p>
              </table:table-cell>
              <table:table-cell office:value-type="float" office:value="43.58">
                <text:p>43.58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42.66">
                <text:p>42.66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42.4">
                <text:p>42.4</text:p>
              </table:table-cell>
              <table:table-cell office:value-type="float" office:value="48.9866666666667">
                <text:p>48.98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42.12">
                <text:p>42.12</text:p>
              </table:table-cell>
              <table:table-cell office:value-type="float" office:value="48.8933333333333">
                <text:p>48.89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41.89">
                <text:p>41.89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7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432cm" svg:height="16.555cm" xlink:href=".." xlink:type="simple" chart:class="chart:scatter" chart:style-name="ch1">
        <chart:title svg:x="9.847cm" svg:y="0.493cm" chart:style-name="ch2">
          <text:p>Comparaison heuristique avec et sans relance
 sur A-n32 </text:p>
        </chart:title>
        <chart:legend svg:x="24.296cm" svg:y="2.571cm" style:legend-expansion="custom" chartooo:width="3.323cm" chartooo:height="1.779cm" style:legend-expansion-aspect-ratio="1.86790331646993" chart:style-name="ch3"/>
        <chart:plot-area chart:style-name="ch4" table:cell-range-address="avecOuSansRelance.A2:avecOuSansRelance.D11 avecOuSansRelance.B1:avecOuSansRelance.D1" chart:data-source-has-labels="row" svg:x="1.743cm" svg:y="2.28cm" svg:width="27.101cm" svg:height="12.819cm">
          <chartooo:coordinate-region svg:x="2.55cm" svg:y="2.479cm" svg:width="25.922cm" svg:height="11.973cm"/>
          <chart:axis chart:dimension="x" chart:name="primary-x" chart:style-name="ch5">
            <chart:title svg:x="14.463cm" svg:y="15.43cm" chart:style-name="ch6">
              <text:p>itération</text:p>
            </chart:title>
          </chart:axis>
          <chart:axis chart:dimension="y" chart:name="primary-y" chart:style-name="ch7">
            <chart:title svg:x="0.451cm" svg:y="9.07cm" chart:style-name="ch8">
              <text:p>UB</text:p>
            </chart:title>
            <chart:grid chart:style-name="ch9" chart:class="major"/>
          </chart:axis>
          <chart:series chart:style-name="ch10" chart:values-cell-range-address="avecOuSansRelance.B2:avecOuSansRelance.B11" chart:label-cell-address="avecOuSansRelance.B1:avecOuSansRelance.B1" chart:class="chart:scatter">
            <chart:domain table:cell-range-address="avecOuSansRelance.A2:avecOuSansRelance.A11"/>
            <chart:data-point chart:repeated="10"/>
          </chart:series>
          <chart:series chart:style-name="ch11" chart:values-cell-range-address="avecOuSansRelance.C2:avecOuSansRelance.C11" chart:label-cell-address="avecOuSansRelance.C1:avecOuSansRelance.C1" chart:class="chart:scatter">
            <chart:data-point chart:repeated="10"/>
          </chart:series>
          <chart:series chart:style-name="ch12" chart:values-cell-range-address="avecOuSansRelance.D2:avecOuSansRelance.D11" chart:label-cell-address="avecOuSansRelance.D1:avecOuSansRelance.D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ans</text:p>
                <draw:g>
                  <svg:desc>avecOuSansRelance.B1:avecOuSansRelance.B1</svg:desc>
                </draw:g>
              </table:table-cell>
              <table:table-cell office:value-type="string">
                <text:p>avec (2sec)</text:p>
                <draw:g>
                  <svg:desc>avecOuSansRelance.C1:avecOuSansRelance.C1</svg:desc>
                </draw:g>
              </table:table-cell>
              <table:table-cell office:value-type="string">
                <text:p>OPT</text:p>
                <draw:g>
                  <svg:desc>avecOuSansRelance.D1:avecOuSansRelanc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cOuSansRelance.A2:avecOuSansRelance.A11</svg:desc>
                </draw:g>
              </table:table-cell>
              <table:table-cell office:value-type="float" office:value="1350">
                <text:p>1350</text:p>
                <draw:g>
                  <svg:desc>avecOuSansRelance.B2:avecOuSansRelance.B11</svg:desc>
                </draw:g>
              </table:table-cell>
              <table:table-cell office:value-type="float" office:value="829">
                <text:p>829</text:p>
                <draw:g>
                  <svg:desc>avecOuSansRelance.C2:avecOuSansRelance.C11</svg:desc>
                </draw:g>
              </table:table-cell>
              <table:table-cell office:value-type="float" office:value="787">
                <text:p>787</text:p>
                <draw:g>
                  <svg:desc>avecOuSansRelance.D2:avecOuSansRelance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06">
                <text:p>1406</text:p>
              </table:table-cell>
              <table:table-cell office:value-type="float" office:value="813">
                <text:p>81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4">
                <text:p>954</text:p>
              </table:table-cell>
              <table:table-cell office:value-type="float" office:value="865">
                <text:p>86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1">
                <text:p>1401</text:p>
              </table:table-cell>
              <table:table-cell office:value-type="float" office:value="808">
                <text:p>808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36">
                <text:p>1336</text:p>
              </table:table-cell>
              <table:table-cell office:value-type="float" office:value="838">
                <text:p>838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79">
                <text:p>1379</text:p>
              </table:table-cell>
              <table:table-cell office:value-type="float" office:value="880">
                <text:p>88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62">
                <text:p>962</text:p>
              </table:table-cell>
              <table:table-cell office:value-type="float" office:value="851">
                <text:p>85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35">
                <text:p>1435</text:p>
              </table:table-cell>
              <table:table-cell office:value-type="float" office:value="834">
                <text:p>83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54">
                <text:p>854</text:p>
              </table:table-cell>
              <table:table-cell office:value-type="float" office:value="837">
                <text:p>83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20">
                <text:p>1120</text:p>
              </table:table-cell>
              <table:table-cell office:value-type="float" office:value="835">
                <text:p>835</text:p>
              </table:table-cell>
              <table:table-cell office:value-type="float" office:value="787">
                <text:p>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inimum="60" chart:maximum="1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65cm" svg:height="14.955cm" xlink:href=".." xlink:type="simple" chart:class="chart:scatter" chart:style-name="ch1">
        <chart:title svg:x="5.341cm" svg:y="0.435cm" chart:style-name="ch2">
          <text:p>comparaison MTZ et MTZ renforcé sur a-n80</text:p>
        </chart:title>
        <chart:legend svg:x="14.598cm" svg:y="3.535cm" style:legend-expansion="custom" chartooo:width="5.043cm" chartooo:height="1.202cm" style:legend-expansion-aspect-ratio="4.1955074875208" chart:style-name="ch3"/>
        <chart:plot-area chart:style-name="ch4" table:cell-range-address="'a-n80_GAP'.A2:'a-n80_GAP'.C15 'a-n80_GAP'.B1:'a-n80_GAP'.C1" chart:data-source-has-labels="row" svg:x="1.6cm" svg:y="1.681cm" svg:width="20.22cm" svg:height="11.85cm">
          <chartooo:coordinate-region svg:x="2.698cm" svg:y="1.88cm" svg:width="18.657cm" svg:height="11.004cm"/>
          <chart:axis chart:dimension="x" chart:name="primary-x" chart:style-name="ch5">
            <chart:title svg:x="10.39cm" svg:y="13.83cm" chart:style-name="ch6">
              <text:p>temps en sec</text:p>
            </chart:title>
          </chart:axis>
          <chart:axis chart:dimension="y" chart:name="primary-y" chart:style-name="ch7">
            <chart:title svg:x="0.451cm" svg:y="8.132cm" chart:style-name="ch8">
              <text:p>GAP</text:p>
            </chart:title>
            <chart:grid chart:style-name="ch9" chart:class="major"/>
          </chart:axis>
          <chart:series chart:style-name="ch10" chart:values-cell-range-address="'a-n80_GAP'.B2:'a-n80_GAP'.B15" chart:label-cell-address="'a-n80_GAP'.B1:'a-n80_GAP'.B1" chart:class="chart:scatter">
            <chart:domain table:cell-range-address="'a-n80_GAP'.A2:'a-n80_GAP'.A15"/>
            <chart:data-point chart:repeated="14"/>
          </chart:series>
          <chart:series chart:style-name="ch11" chart:values-cell-range-address="'a-n80_GAP'.C2:'a-n80_GAP'.C15" chart:label-cell-address="'a-n80_GAP'.C1:'a-n80_GAP'.C1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AP_mtz</text:p>
                <draw:g>
                  <svg:desc>'a-n80_GAP'.B1:'a-n80_GAP'.B1</svg:desc>
                </draw:g>
              </table:table-cell>
              <table:table-cell office:value-type="string">
                <text:p>GAP_mtz_reinforced</text:p>
                <draw:g>
                  <svg:desc>'a-n80_GAP'.C1:'a-n80_GAP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-n80_GAP'.A2:'a-n80_GAP'.A15</svg:desc>
                </draw:g>
              </table:table-cell>
              <table:table-cell office:value-type="float" office:value="100">
                <text:p>100</text:p>
                <draw:g>
                  <svg:desc>'a-n80_GAP'.B2:'a-n80_GAP'.B15</svg:desc>
                </draw:g>
              </table:table-cell>
              <table:table-cell office:value-type="float" office:value="100">
                <text:p>100</text:p>
                <draw:g>
                  <svg:desc>'a-n80_GAP'.C2:'a-n80_GAP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8">
                <text:p>5.8</text:p>
              </table:table-cell>
              <table:table-cell office:value-type="float" office:value="100">
                <text:p>100</text:p>
              </table:table-cell>
              <table:table-cell office:value-type="float" office:value="84.89">
                <text:p>84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69.73">
                <text:p>69.73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6">
                <text:p>18.6</text:p>
              </table:table-cell>
              <table:table-cell office:value-type="float" office:value="66.1">
                <text:p>66.1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1">
                <text:p>25.1</text:p>
              </table:table-cell>
              <table:table-cell office:value-type="float" office:value="66.0042857142857">
                <text:p>66.0042857142857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3">
                <text:p>32.3</text:p>
              </table:table-cell>
              <table:table-cell office:value-type="float" office:value="65.9085714285714">
                <text:p>65.9085714285714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5.8128571428572">
                <text:p>65.8128571428572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4">
                <text:p>47.4</text:p>
              </table:table-cell>
              <table:table-cell office:value-type="float" office:value="65.7171428571429">
                <text:p>65.7171428571429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">
                <text:p>54.7</text:p>
              </table:table-cell>
              <table:table-cell office:value-type="float" office:value="65.6214285714286">
                <text:p>65.6214285714286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3">
                <text:p>62.3</text:p>
              </table:table-cell>
              <table:table-cell office:value-type="float" office:value="65.5257142857143">
                <text:p>65.5257142857143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.7">
                <text:p>69.7</text:p>
              </table:table-cell>
              <table:table-cell office:value-type="float" office:value="65.43">
                <text:p>65.43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65.43">
                <text:p>65.43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65.43">
                <text:p>65.43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65.37">
                <text:p>65.37</text:p>
              </table:table-cell>
              <table:table-cell office:value-type="float" office:value="84.87">
                <text:p>84.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